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paragraph-rsid="0010bb64" style:font-size-asian="12pt" style:font-size-complex="12pt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9e95" officeooo:paragraph-rsid="0010bb64" fo:background-color="transparent" style:font-size-asian="12pt" style:font-size-complex="12pt"/>
    </style:style>
    <style:style style:name="P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6c0c1" officeooo:paragraph-rsid="0010bb64" fo:background-color="transparent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288dd4" officeooo:paragraph-rsid="0010bb64" fo:background-color="transparent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1e5c" officeooo:paragraph-rsid="0010bb64" fo:background-color="transparent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ceea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8b362" officeooo:paragraph-rsid="001e5e8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c5de7" officeooo:paragraph-rsid="001e5e83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61479" officeooo:paragraph-rsid="00211511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7fec0" officeooo:paragraph-rsid="0021151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98fdd" officeooo:paragraph-rsid="00222d29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27dd2b" officeooo:paragraph-rsid="0027dd2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a15f7c" officeooo:paragraph-rsid="0025f709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c62127" officeooo:paragraph-rsid="00336a62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594c4" officeooo:paragraph-rsid="0010bb64" fo:background-color="#dddddd" style:font-size-asian="12pt" style:font-size-complex="12pt"/>
    </style:style>
    <style:style style:name="P1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#ddddd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e5e83" fo:background-color="#ddddd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ceea4" fo:background-color="#ddddd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e4855" officeooo:paragraph-rsid="001e5e83" fo:background-color="#ddddd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013e4" officeooo:paragraph-rsid="0028e0d9" fo:background-color="#ddddd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#ddddd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26" style:family="paragraph" style:parent-style-name="Standard">
      <style:paragraph-properties fo:line-height="115%"/>
      <style:text-properties style:font-name="Ubuntu" fo:font-size="12pt" officeooo:paragraph-rsid="000b56a8" style:font-size-asian="12pt" style:font-size-complex="12pt"/>
    </style:style>
    <style:style style:name="P27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28" style:family="paragraph" style:parent-style-name="Standard">
      <style:paragraph-properties fo:line-height="115%"/>
      <style:text-properties style:font-name="Ubuntu" fo:font-size="12pt" officeooo:rsid="0006057d" style:font-size-asian="12pt" style:font-size-complex="12pt"/>
    </style:style>
    <style:style style:name="P29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30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31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32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33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34" style:family="paragraph" style:parent-style-name="Standard">
      <style:paragraph-properties fo:line-height="115%"/>
      <style:text-properties style:font-name="Ubuntu" fo:font-size="12pt" officeooo:rsid="000d6e9c" officeooo:paragraph-rsid="000d6e9c" style:font-size-asian="12pt" style:font-size-complex="12pt"/>
    </style:style>
    <style:style style:name="P35" style:family="paragraph" style:parent-style-name="Standard">
      <style:paragraph-properties fo:line-height="115%"/>
      <style:text-properties style:font-name="Ubuntu" fo:font-size="12pt" officeooo:rsid="000da059" officeooo:paragraph-rsid="000da059" style:font-size-asian="12pt" style:font-size-complex="12pt"/>
    </style:style>
    <style:style style:name="P36" style:family="paragraph" style:parent-style-name="Standard">
      <style:paragraph-properties fo:line-height="115%"/>
      <style:text-properties style:font-name="Ubuntu" fo:font-size="12pt" officeooo:rsid="000da059" officeooo:paragraph-rsid="0018370d" style:font-size-asian="12pt" style:font-size-complex="12pt"/>
    </style:style>
    <style:style style:name="P37" style:family="paragraph" style:parent-style-name="Standard">
      <style:paragraph-properties fo:line-height="115%"/>
      <style:text-properties style:font-name="Ubuntu" fo:font-size="12pt" officeooo:rsid="000da059" officeooo:paragraph-rsid="001ac8c9" style:font-size-asian="12pt" style:font-size-complex="12pt"/>
    </style:style>
    <style:style style:name="P38" style:family="paragraph" style:parent-style-name="Standard">
      <style:paragraph-properties fo:line-height="115%"/>
      <style:text-properties style:font-name="Ubuntu" fo:font-size="12pt" officeooo:rsid="000da059" officeooo:paragraph-rsid="001c09b9" style:font-size-asian="12pt" style:font-size-complex="12pt"/>
    </style:style>
    <style:style style:name="P39" style:family="paragraph" style:parent-style-name="Standard">
      <style:paragraph-properties fo:line-height="115%"/>
      <style:text-properties style:font-name="Ubuntu" fo:font-size="12pt" officeooo:rsid="000e4fe4" officeooo:paragraph-rsid="000e4fe4" style:font-size-asian="12pt" style:font-size-complex="12pt"/>
    </style:style>
    <style:style style:name="P40" style:family="paragraph" style:parent-style-name="Standard">
      <style:paragraph-properties fo:line-height="115%"/>
      <style:text-properties style:font-name="Ubuntu" fo:font-size="12pt" officeooo:rsid="000e4fe4" officeooo:paragraph-rsid="000e92bf" style:font-size-asian="12pt" style:font-size-complex="12pt"/>
    </style:style>
    <style:style style:name="P41" style:family="paragraph" style:parent-style-name="Standard">
      <style:paragraph-properties fo:line-height="115%"/>
      <style:text-properties style:font-name="Ubuntu" fo:font-size="12pt" officeooo:rsid="000e4fe4" officeooo:paragraph-rsid="000fe590" style:font-size-asian="12pt" style:font-size-complex="12pt"/>
    </style:style>
    <style:style style:name="P42" style:family="paragraph" style:parent-style-name="Standard">
      <style:paragraph-properties fo:line-height="115%"/>
      <style:text-properties style:font-name="Ubuntu" fo:font-size="12pt" officeooo:rsid="0046c0c1" officeooo:paragraph-rsid="0010bb64" style:font-size-asian="12pt" style:font-size-complex="12pt"/>
    </style:style>
    <style:style style:name="P43" style:family="paragraph" style:parent-style-name="Standard">
      <style:paragraph-properties fo:line-height="115%"/>
      <style:text-properties style:font-name="Ubuntu" fo:font-size="12pt" officeooo:rsid="003b4cb7" officeooo:paragraph-rsid="0010bb64" style:font-size-asian="12pt" style:font-size-complex="12pt"/>
    </style:style>
    <style:style style:name="P44" style:family="paragraph" style:parent-style-name="Standard">
      <style:paragraph-properties fo:line-height="115%"/>
      <style:text-properties style:font-name="Ubuntu" fo:font-size="12pt" officeooo:rsid="00132072" officeooo:paragraph-rsid="00132072" style:font-size-asian="12pt" style:font-size-complex="12pt"/>
    </style:style>
    <style:style style:name="P45" style:family="paragraph" style:parent-style-name="Standard">
      <style:paragraph-properties fo:line-height="115%"/>
      <style:text-properties style:font-name="Ubuntu" fo:font-size="12pt" officeooo:rsid="00164ff7" officeooo:paragraph-rsid="00164ff7" style:font-size-asian="12pt" style:font-size-complex="12pt"/>
    </style:style>
    <style:style style:name="P46" style:family="paragraph" style:parent-style-name="Standard">
      <style:paragraph-properties fo:line-height="115%"/>
      <style:text-properties style:font-name="Ubuntu" fo:font-size="12pt" officeooo:rsid="00164ff7" officeooo:paragraph-rsid="0018370d" style:font-size-asian="12pt" style:font-size-complex="12pt"/>
    </style:style>
    <style:style style:name="P47" style:family="paragraph" style:parent-style-name="Standard">
      <style:paragraph-properties fo:line-height="115%"/>
      <style:text-properties style:font-name="Ubuntu" fo:font-size="12pt" officeooo:rsid="00190139" officeooo:paragraph-rsid="00190139" style:font-size-asian="12pt" style:font-size-complex="12pt"/>
    </style:style>
    <style:style style:name="P48" style:family="paragraph" style:parent-style-name="Standard">
      <style:paragraph-properties fo:line-height="115%"/>
      <style:text-properties style:font-name="Ubuntu" fo:font-size="12pt" officeooo:rsid="001ff7e3" officeooo:paragraph-rsid="001c09b9" style:font-size-asian="12pt" style:font-size-complex="12pt"/>
    </style:style>
    <style:style style:name="P49" style:family="paragraph" style:parent-style-name="Standard">
      <style:paragraph-properties fo:line-height="115%"/>
      <style:text-properties style:font-name="Ubuntu" fo:font-size="12pt" officeooo:rsid="0020d293" officeooo:paragraph-rsid="0020d293" style:font-size-asian="12pt" style:font-size-complex="12pt"/>
    </style:style>
    <style:style style:name="P50" style:family="paragraph" style:parent-style-name="Standard">
      <style:paragraph-properties fo:line-height="115%"/>
      <style:text-properties style:font-name="Ubuntu" fo:font-size="12pt" officeooo:rsid="00761479" officeooo:paragraph-rsid="00211511" style:font-size-asian="12pt" style:font-size-complex="12pt"/>
    </style:style>
    <style:style style:name="P51" style:family="paragraph" style:parent-style-name="Standard">
      <style:paragraph-properties fo:line-height="115%"/>
      <style:text-properties style:font-name="Ubuntu" fo:font-size="12pt" officeooo:rsid="00211511" officeooo:paragraph-rsid="00211511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Ubuntu" fo:font-size="12pt" officeooo:rsid="00211511" officeooo:paragraph-rsid="00222d29" style:font-size-asian="12pt" style:font-size-complex="12pt"/>
    </style:style>
    <style:style style:name="P53" style:family="paragraph" style:parent-style-name="Standard">
      <style:paragraph-properties fo:line-height="115%"/>
      <style:text-properties style:font-name="Ubuntu" fo:font-size="12pt" officeooo:rsid="00211511" officeooo:paragraph-rsid="00237eea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Ubuntu" fo:font-size="12pt" officeooo:rsid="00211511" officeooo:paragraph-rsid="00251d14" style:font-size-asian="12pt" style:font-size-complex="12pt"/>
    </style:style>
    <style:style style:name="P55" style:family="paragraph" style:parent-style-name="Standard">
      <style:paragraph-properties fo:line-height="115%"/>
      <style:text-properties style:font-name="Ubuntu" fo:font-size="12pt" officeooo:rsid="00211511" officeooo:paragraph-rsid="0025a18d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Ubuntu" fo:font-size="12pt" officeooo:rsid="00211511" officeooo:paragraph-rsid="0025a49a" style:font-size-asian="12pt" style:font-size-complex="12pt"/>
    </style:style>
    <style:style style:name="P57" style:family="paragraph" style:parent-style-name="Standard">
      <style:paragraph-properties fo:line-height="115%"/>
      <style:text-properties style:font-name="Ubuntu" fo:font-size="12pt" officeooo:rsid="00211511" officeooo:paragraph-rsid="0027dd2b" style:font-size-asian="12pt" style:font-size-complex="12pt"/>
    </style:style>
    <style:style style:name="P58" style:family="paragraph" style:parent-style-name="Standard">
      <style:paragraph-properties fo:line-height="115%"/>
      <style:text-properties style:font-name="Ubuntu" fo:font-size="12pt" officeooo:rsid="00211511" officeooo:paragraph-rsid="0028e0d9" style:font-size-asian="12pt" style:font-size-complex="12pt"/>
    </style:style>
    <style:style style:name="P59" style:family="paragraph" style:parent-style-name="Standard">
      <style:paragraph-properties fo:line-height="115%"/>
      <style:text-properties style:font-name="Ubuntu" fo:font-size="12pt" officeooo:rsid="00211511" officeooo:paragraph-rsid="00297041" style:font-size-asian="12pt" style:font-size-complex="12pt"/>
    </style:style>
    <style:style style:name="P60" style:family="paragraph" style:parent-style-name="Standard">
      <style:paragraph-properties fo:line-height="115%"/>
      <style:text-properties style:font-name="Ubuntu" fo:font-size="12pt" officeooo:rsid="00211511" officeooo:paragraph-rsid="002d7889" style:font-size-asian="12pt" style:font-size-complex="12pt"/>
    </style:style>
    <style:style style:name="P61" style:family="paragraph" style:parent-style-name="Standard">
      <style:paragraph-properties fo:line-height="115%"/>
      <style:text-properties style:font-name="Ubuntu" fo:font-size="12pt" officeooo:rsid="00211511" officeooo:paragraph-rsid="002a85ac" style:font-size-asian="12pt" style:font-size-complex="12pt"/>
    </style:style>
    <style:style style:name="P62" style:family="paragraph" style:parent-style-name="Standard">
      <style:paragraph-properties fo:line-height="115%"/>
      <style:text-properties style:font-name="Ubuntu" fo:font-size="12pt" officeooo:rsid="00211511" officeooo:paragraph-rsid="002c7c93" style:font-size-asian="12pt" style:font-size-complex="12pt"/>
    </style:style>
    <style:style style:name="P63" style:family="paragraph" style:parent-style-name="Standard">
      <style:paragraph-properties fo:line-height="115%"/>
      <style:text-properties style:font-name="Ubuntu" fo:font-size="12pt" officeooo:rsid="00211511" officeooo:paragraph-rsid="0030fea3" style:font-size-asian="12pt" style:font-size-complex="12pt"/>
    </style:style>
    <style:style style:name="P64" style:family="paragraph" style:parent-style-name="Standard">
      <style:paragraph-properties fo:line-height="115%"/>
      <style:text-properties style:font-name="Ubuntu" fo:font-size="12pt" officeooo:rsid="00211511" officeooo:paragraph-rsid="0031674f" style:font-size-asian="12pt" style:font-size-complex="12pt"/>
    </style:style>
    <style:style style:name="P65" style:family="paragraph" style:parent-style-name="Standard">
      <style:paragraph-properties fo:line-height="115%"/>
      <style:text-properties style:font-name="Ubuntu" fo:font-size="12pt" officeooo:rsid="00211511" officeooo:paragraph-rsid="00336b69" style:font-size-asian="12pt" style:font-size-complex="12pt"/>
    </style:style>
    <style:style style:name="P66" style:family="paragraph" style:parent-style-name="Standard">
      <style:paragraph-properties fo:line-height="115%"/>
      <style:text-properties style:font-name="Ubuntu" fo:font-size="12pt" officeooo:rsid="00211511" officeooo:paragraph-rsid="00344a06" style:font-size-asian="12pt" style:font-size-complex="12pt"/>
    </style:style>
    <style:style style:name="P67" style:family="paragraph" style:parent-style-name="Standard">
      <style:paragraph-properties fo:line-height="115%"/>
      <style:text-properties style:font-name="Ubuntu" fo:font-size="12pt" officeooo:rsid="00211511" officeooo:paragraph-rsid="0034d4c9" style:font-size-asian="12pt" style:font-size-complex="12pt"/>
    </style:style>
    <style:style style:name="P68" style:family="paragraph" style:parent-style-name="Standard">
      <style:paragraph-properties fo:line-height="115%"/>
      <style:text-properties style:font-name="Ubuntu" fo:font-size="12pt" officeooo:rsid="00211511" officeooo:paragraph-rsid="003b503f" style:font-size-asian="12pt" style:font-size-complex="12pt"/>
    </style:style>
    <style:style style:name="P69" style:family="paragraph" style:parent-style-name="Standard">
      <style:paragraph-properties fo:line-height="115%"/>
      <style:text-properties style:font-name="Ubuntu" fo:font-size="12pt" officeooo:rsid="00211511" officeooo:paragraph-rsid="003ba78f" style:font-size-asian="12pt" style:font-size-complex="12pt"/>
    </style:style>
    <style:style style:name="P70" style:family="paragraph" style:parent-style-name="Standard">
      <style:paragraph-properties fo:line-height="115%"/>
      <style:text-properties style:font-name="Ubuntu" fo:font-size="12pt" officeooo:rsid="00211511" officeooo:paragraph-rsid="003cf9b9" style:font-size-asian="12pt" style:font-size-complex="12pt"/>
    </style:style>
    <style:style style:name="P71" style:family="paragraph" style:parent-style-name="Standard">
      <style:paragraph-properties fo:line-height="115%"/>
      <style:text-properties style:font-name="Ubuntu" fo:font-size="12pt" officeooo:rsid="00211511" officeooo:paragraph-rsid="003de2e9" style:font-size-asian="12pt" style:font-size-complex="12pt"/>
    </style:style>
    <style:style style:name="P72" style:family="paragraph" style:parent-style-name="Standard">
      <style:paragraph-properties fo:line-height="115%"/>
      <style:text-properties style:font-name="Ubuntu" fo:font-size="12pt" officeooo:rsid="00211511" officeooo:paragraph-rsid="003de987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Ubuntu" fo:font-size="12pt" officeooo:rsid="00211511" officeooo:paragraph-rsid="003f4a69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Ubuntu" fo:font-size="12pt" officeooo:rsid="00211511" officeooo:paragraph-rsid="00411eb5" style:font-size-asian="12pt" style:font-size-complex="12pt"/>
    </style:style>
    <style:style style:name="P75" style:family="paragraph" style:parent-style-name="Standard">
      <style:paragraph-properties fo:line-height="115%"/>
      <style:text-properties style:font-name="Ubuntu" fo:font-size="12pt" officeooo:rsid="00211511" officeooo:paragraph-rsid="00424285" style:font-size-asian="12pt" style:font-size-complex="12pt"/>
    </style:style>
    <style:style style:name="P76" style:family="paragraph" style:parent-style-name="Standard">
      <style:paragraph-properties fo:line-height="115%"/>
      <style:text-properties style:font-name="Ubuntu" fo:font-size="12pt" officeooo:rsid="00211511" officeooo:paragraph-rsid="00435e4b" style:font-size-asian="12pt" style:font-size-complex="12pt"/>
    </style:style>
    <style:style style:name="P77" style:family="paragraph" style:parent-style-name="Standard">
      <style:paragraph-properties fo:line-height="115%"/>
      <style:text-properties style:font-name="Ubuntu" fo:font-size="12pt" officeooo:rsid="00211511" officeooo:paragraph-rsid="00462c1e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Ubuntu" fo:font-size="12pt" officeooo:rsid="00211511" officeooo:paragraph-rsid="00482240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Ubuntu" fo:font-size="12pt" officeooo:rsid="00211511" officeooo:paragraph-rsid="004865c8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Ubuntu" fo:font-size="12pt" officeooo:rsid="00211511" officeooo:paragraph-rsid="0048a524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Ubuntu" fo:font-size="12pt" officeooo:rsid="00211511" officeooo:paragraph-rsid="00492cfa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Ubuntu" fo:font-size="12pt" officeooo:rsid="0027dd2b" officeooo:paragraph-rsid="0027dd2b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Ubuntu" fo:font-size="12pt" officeooo:rsid="00b4f91d" officeooo:paragraph-rsid="00297041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Ubuntu" fo:font-size="12pt" officeooo:rsid="00344a06" officeooo:paragraph-rsid="00344a06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Ubuntu" fo:font-size="12pt" officeooo:rsid="00344a06" officeooo:paragraph-rsid="0034d4c9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Ubuntu" fo:font-size="12pt" officeooo:rsid="00344a06" officeooo:paragraph-rsid="003a3007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Ubuntu" fo:font-size="12pt" officeooo:rsid="0037f912" officeooo:paragraph-rsid="0037f912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Ubuntu" fo:font-size="12pt" officeooo:rsid="0037f912" officeooo:paragraph-rsid="00211511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Ubuntu" fo:font-size="12pt" officeooo:rsid="0037f912" officeooo:paragraph-rsid="0056df5d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Ubuntu" fo:font-size="12pt" officeooo:rsid="002d4f80" officeooo:paragraph-rsid="00424285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Ubuntu" fo:font-size="12pt" officeooo:rsid="004c527f" officeooo:paragraph-rsid="004c527f" style:font-size-asian="12pt" style:font-size-complex="12pt"/>
    </style:style>
    <style:style style:name="P92" style:family="paragraph" style:parent-style-name="Standard">
      <style:paragraph-properties fo:line-height="115%"/>
      <style:text-properties style:font-name="Ubuntu" fo:font-size="12pt" officeooo:rsid="0052bc72" officeooo:paragraph-rsid="0052bc72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Ubuntu" fo:font-size="12pt" officeooo:rsid="005a2a74" officeooo:paragraph-rsid="005a2a74" style:font-size-asian="12pt" style:font-size-complex="12pt"/>
    </style:style>
    <style:style style:name="P94" style:family="paragraph" style:parent-style-name="Standard">
      <style:paragraph-properties fo:line-height="115%"/>
      <style:text-properties style:font-name="Ubuntu" fo:font-size="12pt" officeooo:rsid="0037f912" officeooo:paragraph-rsid="0037f912" fo:background-color="#dddddd" style:font-size-asian="12pt" style:font-size-complex="12pt"/>
    </style:style>
    <style:style style:name="P95" style:family="paragraph" style:parent-style-name="Standard">
      <style:paragraph-properties fo:line-height="115%"/>
      <style:text-properties style:font-name="Ubuntu" fo:font-size="12pt" officeooo:rsid="0068852f" officeooo:paragraph-rsid="0048a524" fo:background-color="#dddddd" style:font-size-asian="12pt" style:font-size-complex="12pt"/>
    </style:style>
    <style:style style:name="P96" style:family="paragraph" style:parent-style-name="Standard">
      <style:paragraph-properties fo:line-height="115%"/>
      <style:text-properties style:font-name="Ubuntu" fo:font-size="12pt" officeooo:rsid="00211511" officeooo:paragraph-rsid="003de2e9" style:font-size-asian="12pt" style:font-size-complex="12pt"/>
    </style:style>
    <style:style style:name="P97" style:family="paragraph" style:parent-style-name="Standard">
      <style:paragraph-properties fo:line-height="115%"/>
      <style:text-properties style:font-name="Ubuntu" fo:font-size="12pt" officeooo:rsid="005bb928" officeooo:paragraph-rsid="005bb928" style:font-size-asian="12pt" style:font-size-complex="12pt"/>
    </style:style>
    <style:style style:name="P98" style:family="paragraph" style:parent-style-name="Standard">
      <style:paragraph-properties fo:line-height="115%"/>
      <style:text-properties style:font-name="Ubuntu" fo:font-size="12pt" officeooo:rsid="005a2a74" officeooo:paragraph-rsid="005a2a74" style:font-size-asian="12pt" style:font-size-complex="12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officeooo:rsid="00061a81" fo:background-color="#dddddd" loext:char-shading-value="0"/>
    </style:style>
    <style:style style:name="T4" style:family="text">
      <style:text-properties officeooo:rsid="0046c0c1" fo:background-color="#dddddd" loext:char-shading-value="0"/>
    </style:style>
    <style:style style:name="T5" style:family="text">
      <style:text-properties officeooo:rsid="004594c4" fo:background-color="#dddddd" loext:char-shading-value="0"/>
    </style:style>
    <style:style style:name="T6" style:family="text">
      <style:text-properties officeooo:rsid="0018370d" fo:background-color="#dddddd" loext:char-shading-value="0"/>
    </style:style>
    <style:style style:name="T7" style:family="text">
      <style:text-properties officeooo:rsid="00190139" fo:background-color="#dddddd" loext:char-shading-value="0"/>
    </style:style>
    <style:style style:name="T8" style:family="text">
      <style:text-properties officeooo:rsid="001a5766" fo:background-color="#dddddd" loext:char-shading-value="0"/>
    </style:style>
    <style:style style:name="T9" style:family="text">
      <style:text-properties officeooo:rsid="001ac8c9" fo:background-color="#dddddd" loext:char-shading-value="0"/>
    </style:style>
    <style:style style:name="T10" style:family="text">
      <style:text-properties officeooo:rsid="001c09b9" fo:background-color="#dddddd" loext:char-shading-value="0"/>
    </style:style>
    <style:style style:name="T11" style:family="text">
      <style:text-properties officeooo:rsid="01196b2a" fo:background-color="#dddddd" loext:char-shading-value="0"/>
    </style:style>
    <style:style style:name="T12" style:family="text">
      <style:text-properties officeooo:rsid="00211511" fo:background-color="#dddddd" loext:char-shading-value="0"/>
    </style:style>
    <style:style style:name="T13" style:family="text">
      <style:text-properties officeooo:rsid="0077fec0" fo:background-color="#dddddd" loext:char-shading-value="0"/>
    </style:style>
    <style:style style:name="T14" style:family="text">
      <style:text-properties officeooo:rsid="007b7cae" fo:background-color="#dddddd" loext:char-shading-value="0"/>
    </style:style>
    <style:style style:name="T15" style:family="text">
      <style:text-properties officeooo:rsid="0020b9aa" fo:background-color="#dddddd" loext:char-shading-value="0"/>
    </style:style>
    <style:style style:name="T16" style:family="text">
      <style:text-properties officeooo:rsid="00263a4b" fo:background-color="#dddddd" loext:char-shading-value="0"/>
    </style:style>
    <style:style style:name="T17" style:family="text">
      <style:text-properties officeooo:rsid="00162d95" fo:background-color="#dddddd" loext:char-shading-value="0"/>
    </style:style>
    <style:style style:name="T18" style:family="text">
      <style:text-properties officeooo:rsid="001327bc" fo:background-color="#dddddd" loext:char-shading-value="0"/>
    </style:style>
    <style:style style:name="T19" style:family="text">
      <style:text-properties officeooo:rsid="00226011" fo:background-color="#dddddd" loext:char-shading-value="0"/>
    </style:style>
    <style:style style:name="T20" style:family="text">
      <style:text-properties officeooo:rsid="002365c1" fo:background-color="#dddddd" loext:char-shading-value="0"/>
    </style:style>
    <style:style style:name="T21" style:family="text">
      <style:text-properties officeooo:rsid="0027aeb4" fo:background-color="#dddddd" loext:char-shading-value="0"/>
    </style:style>
    <style:style style:name="T22" style:family="text">
      <style:text-properties officeooo:rsid="002f3a6f" fo:background-color="#dddddd" loext:char-shading-value="0"/>
    </style:style>
    <style:style style:name="T23" style:family="text">
      <style:text-properties officeooo:rsid="003393b3" fo:background-color="#dddddd" loext:char-shading-value="0"/>
    </style:style>
    <style:style style:name="T24" style:family="text">
      <style:text-properties officeooo:rsid="00347b23" fo:background-color="#dddddd" loext:char-shading-value="0"/>
    </style:style>
    <style:style style:name="T25" style:family="text">
      <style:text-properties officeooo:rsid="003f4a69" fo:background-color="#dddddd" loext:char-shading-value="0"/>
    </style:style>
    <style:style style:name="T26" style:family="text">
      <style:text-properties officeooo:rsid="0036edd9" fo:background-color="#dddddd" loext:char-shading-value="0"/>
    </style:style>
    <style:style style:name="T27" style:family="text">
      <style:text-properties officeooo:rsid="0038b16f" fo:background-color="#dddddd" loext:char-shading-value="0"/>
    </style:style>
    <style:style style:name="T28" style:family="text">
      <style:text-properties officeooo:rsid="00305031" fo:background-color="#dddddd" loext:char-shading-value="0"/>
    </style:style>
    <style:style style:name="T29" style:family="text">
      <style:text-properties officeooo:rsid="00462c1e" fo:background-color="#dddddd" loext:char-shading-value="0"/>
    </style:style>
    <style:style style:name="T30" style:family="text">
      <style:text-properties officeooo:rsid="0059cd37" fo:background-color="#dddddd" loext:char-shading-value="0"/>
    </style:style>
    <style:style style:name="T31" style:family="text">
      <style:text-properties officeooo:rsid="00591068" fo:background-color="#dddddd" loext:char-shading-value="0"/>
    </style:style>
    <style:style style:name="T32" style:family="text">
      <style:text-properties officeooo:rsid="005f50a5" fo:background-color="#dddddd" loext:char-shading-value="0"/>
    </style:style>
    <style:style style:name="T33" style:family="text">
      <style:text-properties officeooo:rsid="00671791" fo:background-color="#dddddd" loext:char-shading-value="0"/>
    </style:style>
    <style:style style:name="T34" style:family="text">
      <style:text-properties officeooo:rsid="006d78bb" fo:background-color="#dddddd" loext:char-shading-value="0"/>
    </style:style>
    <style:style style:name="T35" style:family="text">
      <style:text-properties officeooo:rsid="0068852f" fo:background-color="#dddddd" loext:char-shading-value="0"/>
    </style:style>
    <style:style style:name="T36" style:family="text">
      <style:text-properties officeooo:rsid="004c527f" fo:background-color="#dddddd" loext:char-shading-value="0"/>
    </style:style>
    <style:style style:name="T37" style:family="text">
      <style:text-properties officeooo:rsid="0050d954" fo:background-color="#dddddd" loext:char-shading-value="0"/>
    </style:style>
    <style:style style:name="T38" style:family="text">
      <style:text-properties officeooo:rsid="0052bc72" fo:background-color="#dddddd" loext:char-shading-value="0"/>
    </style:style>
    <style:style style:name="T39" style:family="text">
      <style:text-properties fo:background-color="#dddddd" loext:char-shading-value="0"/>
    </style:style>
    <style:style style:name="T40" style:family="text">
      <style:text-properties fo:font-variant="normal" fo:text-transform="none" fo:color="#202124" loext:opacity="100%" fo:letter-spacing="normal"/>
    </style:style>
    <style:style style:name="T41" style:family="text">
      <style:text-properties fo:font-variant="normal" fo:text-transform="none" fo:color="#000000" loext:opacity="100%" fo:letter-spacing="normal" fo:font-style="normal" fo:font-weight="normal" officeooo:rsid="0046c0c1" fo:background-color="#dddddd" loext:char-shading-value="0"/>
    </style:style>
    <style:style style:name="T42" style:family="text">
      <style:text-properties fo:font-variant="normal" fo:text-transform="none" fo:color="#000000" loext:opacity="100%" fo:letter-spacing="normal" fo:font-style="normal" fo:font-weight="normal" officeooo:rsid="004594c4" fo:background-color="#dddddd" loext:char-shading-value="0"/>
    </style:style>
    <style:style style:name="T43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weight-asian="normal" style:font-weight-complex="normal"/>
    </style:style>
    <style:style style:name="T44" style:family="text">
      <style:text-properties fo:font-variant="normal" fo:text-transform="none" fo:color="#000000" loext:opacity="100%" fo:letter-spacing="normal" fo:font-style="normal" fo:font-weight="normal" officeooo:rsid="0077fec0" fo:background-color="#dddddd" loext:char-shading-value="0" style:font-weight-asian="normal" style:font-weight-complex="normal"/>
    </style:style>
    <style:style style:name="T45" style:family="text">
      <style:text-properties fo:font-variant="normal" fo:text-transform="none" fo:color="#000000" loext:opacity="100%" fo:letter-spacing="normal" fo:font-style="normal" fo:font-weight="normal" officeooo:rsid="007a3906" fo:background-color="#dddddd" loext:char-shading-value="0" style:font-weight-asian="normal" style:font-weight-complex="normal"/>
    </style:style>
    <style:style style:name="T46" style:family="text">
      <style:text-properties fo:font-variant="normal" fo:text-transform="none" fo:color="#000000" loext:opacity="100%" fo:letter-spacing="normal" fo:font-style="normal" fo:font-weight="normal" officeooo:rsid="00798fdd" fo:background-color="#dddddd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fo:letter-spacing="normal" fo:font-style="normal" fo:font-weight="normal" officeooo:rsid="007b7cae" fo:background-color="#dddddd" loext:char-shading-value="0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7cfccf" fo:background-color="#dddddd" loext:char-shading-value="0" style:font-weight-asian="normal" style:font-weight-complex="normal"/>
    </style:style>
    <style:style style:name="T49" style:family="text">
      <style:text-properties fo:font-variant="normal" fo:text-transform="none" fo:color="#000000" loext:opacity="100%" fo:letter-spacing="normal" fo:font-style="normal" fo:font-weight="normal" officeooo:rsid="007d2b9a" fo:background-color="#dddddd" loext:char-shading-value="0" style:font-weight-asian="normal" style:font-weight-complex="normal"/>
    </style:style>
    <style:style style:name="T50" style:family="text">
      <style:text-properties fo:font-variant="normal" fo:text-transform="none" fo:color="#000000" loext:opacity="100%" fo:letter-spacing="normal" fo:font-style="normal" fo:font-weight="normal" officeooo:rsid="00237eea" fo:background-color="#dddddd" loext:char-shading-value="0" style:font-weight-asian="normal" style:font-weight-complex="normal"/>
    </style:style>
    <style:style style:name="T51" style:family="text">
      <style:text-properties fo:font-variant="normal" fo:text-transform="none" fo:color="#000000" loext:opacity="100%" fo:letter-spacing="normal" fo:font-style="normal" fo:font-weight="normal" officeooo:rsid="00814d2f" fo:background-color="#dddddd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fo:letter-spacing="normal" fo:font-style="normal" fo:font-weight="normal" officeooo:rsid="008593a6" fo:background-color="#dddddd" loext:char-shading-value="0" style:font-weight-asian="normal" style:font-weight-complex="normal"/>
    </style:style>
    <style:style style:name="T53" style:family="text">
      <style:text-properties fo:font-variant="normal" fo:text-transform="none" fo:color="#000000" loext:opacity="100%" fo:letter-spacing="normal" fo:font-style="normal" fo:font-weight="normal" officeooo:rsid="00873ff8" fo:background-color="#dddddd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8c23a9" fo:background-color="#dddddd" loext:char-shading-value="0" style:font-weight-asian="normal" style:font-weight-complex="normal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1046ea7" fo:background-color="#dddddd" loext:char-shading-value="0" style:font-weight-asian="normal" style:font-weight-complex="normal"/>
    </style:style>
    <style:style style:name="T56" style:family="text">
      <style:text-properties fo:font-variant="normal" fo:text-transform="none" fo:color="#000000" loext:opacity="100%" fo:letter-spacing="normal" fo:font-style="normal" fo:font-weight="normal" officeooo:rsid="005e54fc" fo:background-color="#dddddd" loext:char-shading-value="0" style:font-weight-asian="normal" style:font-weight-complex="normal"/>
    </style:style>
    <style:style style:name="T57" style:family="text">
      <style:text-properties fo:font-variant="normal" fo:text-transform="none" fo:color="#000000" loext:opacity="100%" fo:letter-spacing="normal" fo:font-style="normal" fo:font-weight="normal" officeooo:rsid="0090bb0c" fo:background-color="#dddddd" loext:char-shading-value="0" style:font-weight-asian="normal" style:font-weight-complex="normal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93bfaf" fo:background-color="#dddddd" loext:char-shading-value="0" style:font-weight-asian="normal" style:font-weight-complex="normal"/>
    </style:style>
    <style:style style:name="T59" style:family="text">
      <style:text-properties fo:font-variant="normal" fo:text-transform="none" fo:color="#000000" loext:opacity="100%" fo:letter-spacing="normal" fo:font-style="normal" fo:font-weight="normal" officeooo:rsid="009570ce" fo:background-color="#dddddd" loext:char-shading-value="0" style:font-weight-asian="normal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965afb" fo:background-color="#dddddd" loext:char-shading-value="0" style:font-weight-asian="normal" style:font-weight-complex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989181" fo:background-color="#dddddd" loext:char-shading-value="0" style:font-weight-asian="normal" style:font-weight-complex="normal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99d382" fo:background-color="#dddddd" loext:char-shading-value="0" style:font-weight-asian="normal" style:font-weight-complex="normal"/>
    </style:style>
    <style:style style:name="T63" style:family="text">
      <style:text-properties fo:font-variant="normal" fo:text-transform="none" fo:color="#000000" loext:opacity="100%" fo:letter-spacing="normal" fo:font-style="normal" fo:font-weight="normal" officeooo:rsid="00a2e9f1" fo:background-color="#dddddd" loext:char-shading-value="0" style:font-weight-asian="normal" style:font-weight-complex="normal"/>
    </style:style>
    <style:style style:name="T64" style:family="text">
      <style:text-properties fo:font-variant="normal" fo:text-transform="none" fo:color="#000000" loext:opacity="100%" fo:letter-spacing="normal" fo:font-style="normal" fo:font-weight="normal" officeooo:rsid="00a2feb2" fo:background-color="#dddddd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abd6d3" fo:background-color="#dddddd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aaffd5" fo:background-color="#dddddd" loext:char-shading-value="0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style="normal" fo:font-weight="normal" officeooo:rsid="00ac31aa" fo:background-color="#dddddd" loext:char-shading-value="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style="normal" fo:font-weight="normal" officeooo:rsid="00a9e77c" fo:background-color="#dddddd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style="normal" fo:font-weight="normal" officeooo:rsid="00b013e4" fo:background-color="#dddddd" loext:char-shading-value="0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style="normal" fo:font-weight="normal" officeooo:rsid="00b1cf17" fo:background-color="#dddddd" loext:char-shading-value="0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0b35b5f" fo:background-color="#dddddd" loext:char-shading-value="0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font-style="normal" fo:font-weight="normal" officeooo:rsid="00b4f91d" fo:background-color="#dddddd" loext:char-shading-value="0" style:font-weight-asian="normal" style:font-weight-complex="normal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bc30d0" fo:background-color="#dddddd" loext:char-shading-value="0" style:font-weight-asian="normal" style:font-weight-complex="normal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b83568" fo:background-color="#dddddd" loext:char-shading-value="0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font-style="normal" fo:font-weight="normal" officeooo:rsid="00ba2a0c" fo:background-color="#dddddd" loext:char-shading-value="0" style:font-weight-asian="normal" style:font-weight-complex="normal"/>
    </style:style>
    <style:style style:name="T76" style:family="text">
      <style:text-properties fo:font-variant="normal" fo:text-transform="none" fo:color="#000000" loext:opacity="100%" fo:letter-spacing="normal" fo:font-style="normal" fo:font-weight="normal" officeooo:rsid="00c12aec" fo:background-color="#dddddd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fo:letter-spacing="normal" fo:font-style="normal" fo:font-weight="normal" officeooo:rsid="00c4b604" fo:background-color="#dddddd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fo:letter-spacing="normal" fo:font-style="normal" fo:font-weight="normal" officeooo:rsid="00d32cbb" fo:background-color="#dddddd" loext:char-shading-value="0" style:font-weight-asian="normal" style:font-weight-complex="normal"/>
    </style:style>
    <style:style style:name="T79" style:family="text">
      <style:text-properties fo:font-variant="normal" fo:text-transform="none" fo:color="#000000" loext:opacity="100%" fo:letter-spacing="normal" fo:font-style="normal" fo:font-weight="normal" officeooo:rsid="00d485b1" fo:background-color="#dddddd" loext:char-shading-value="0" style:font-weight-asian="normal" style:font-weight-complex="normal"/>
    </style:style>
    <style:style style:name="T80" style:family="text">
      <style:text-properties fo:font-variant="normal" fo:text-transform="none" fo:color="#000000" loext:opacity="100%" fo:letter-spacing="normal" fo:font-style="normal" fo:font-weight="normal" officeooo:rsid="00da6e6a" fo:background-color="#dddddd" loext:char-shading-value="0" style:font-weight-asian="normal" style:font-weight-complex="normal"/>
    </style:style>
    <style:style style:name="T81" style:family="text">
      <style:text-properties fo:font-variant="normal" fo:text-transform="none" fo:color="#000000" loext:opacity="100%" fo:letter-spacing="normal" fo:font-style="normal" fo:font-weight="normal" officeooo:rsid="00db4d26" fo:background-color="#dddddd" loext:char-shading-value="0" style:font-weight-asian="normal" style:font-weight-complex="normal"/>
    </style:style>
    <style:style style:name="T82" style:family="text">
      <style:text-properties fo:font-variant="normal" fo:text-transform="none" fo:color="#000000" loext:opacity="100%" fo:letter-spacing="normal" fo:font-style="normal" fo:font-weight="normal" officeooo:rsid="011089d3" fo:background-color="#dddddd" loext:char-shading-value="0" style:font-weight-asian="normal" style:font-weight-complex="normal"/>
    </style:style>
    <style:style style:name="T83" style:family="text">
      <style:text-properties fo:font-variant="normal" fo:text-transform="none" fo:color="#000000" loext:opacity="100%" fo:letter-spacing="normal" fo:font-style="normal" fo:font-weight="normal" officeooo:rsid="00ea2d31" fo:background-color="#dddddd" loext:char-shading-value="0" style:font-weight-asian="normal" style:font-weight-complex="normal"/>
    </style:style>
    <style:style style:name="T84" style:family="text">
      <style:text-properties fo:font-variant="normal" fo:text-transform="none" fo:color="#000000" loext:opacity="100%" fo:letter-spacing="normal" fo:font-style="normal" fo:font-weight="normal" officeooo:rsid="0046c0c1" fo:background-color="transparent" loext:char-shading-value="0"/>
    </style:style>
    <style:style style:name="T85" style:family="text">
      <style:text-properties fo:font-variant="normal" fo:text-transform="none" fo:color="#000000" loext:opacity="100%" fo:letter-spacing="normal" fo:font-style="normal" fo:font-weight="normal" officeooo:rsid="00479e95" fo:background-color="transparent" loext:char-shading-value="0"/>
    </style:style>
    <style:style style:name="T86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87" style:family="text">
      <style:text-properties fo:font-variant="normal" fo:text-transform="none" fo:color="#000000" loext:opacity="100%" fo:letter-spacing="normal" fo:font-style="normal" fo:font-weight="normal" officeooo:rsid="006c7f89" fo:background-color="transparent" loext:char-shading-value="0" style:font-weight-asian="normal" style:font-weight-complex="normal"/>
    </style:style>
    <style:style style:name="T88" style:family="text">
      <style:text-properties fo:font-variant="normal" fo:text-transform="none" fo:color="#000000" loext:opacity="100%" fo:letter-spacing="normal" fo:font-style="normal" fo:font-weight="normal" officeooo:rsid="0018370d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fo:color="#000000" loext:opacity="100%" fo:letter-spacing="normal" fo:font-style="normal" fo:font-weight="normal" officeooo:rsid="0077fec0" fo:background-color="transparent" loext:char-shading-value="0" style:font-weight-asian="normal" style:font-weight-complex="normal"/>
    </style:style>
    <style:style style:name="T90" style:family="text">
      <style:text-properties fo:font-variant="normal" fo:text-transform="none" fo:color="#000000" loext:opacity="100%" fo:letter-spacing="normal" fo:font-style="normal" fo:font-weight="normal" officeooo:rsid="00798fdd" fo:background-color="transparent" loext:char-shading-value="0" style:font-weight-asian="normal" style:font-weight-complex="normal"/>
    </style:style>
    <style:style style:name="T91" style:family="text">
      <style:text-properties fo:font-variant="normal" fo:text-transform="none" fo:color="#000000" loext:opacity="100%" fo:letter-spacing="normal" fo:font-style="normal" fo:font-weight="normal" officeooo:rsid="007a3906" fo:background-color="transparent" loext:char-shading-value="0" style:font-weight-asian="normal" style:font-weight-complex="normal"/>
    </style:style>
    <style:style style:name="T92" style:family="text">
      <style:text-properties fo:font-variant="normal" fo:text-transform="none" fo:color="#000000" loext:opacity="100%" fo:letter-spacing="normal" fo:font-style="normal" fo:font-weight="normal" officeooo:rsid="00222d29" fo:background-color="transparent" loext:char-shading-value="0" style:font-weight-asian="normal" style:font-weight-complex="normal"/>
    </style:style>
    <style:style style:name="T93" style:family="text">
      <style:text-properties fo:font-variant="normal" fo:text-transform="none" fo:color="#000000" loext:opacity="100%" fo:letter-spacing="normal" fo:font-style="normal" fo:font-weight="normal" officeooo:rsid="007b7cae" fo:background-color="transparent" loext:char-shading-value="0" style:font-weight-asian="normal" style:font-weight-complex="normal"/>
    </style:style>
    <style:style style:name="T94" style:family="text">
      <style:text-properties fo:font-variant="normal" fo:text-transform="none" fo:color="#000000" loext:opacity="100%" fo:letter-spacing="normal" fo:font-style="normal" fo:font-weight="normal" officeooo:rsid="007cfccf" fo:background-color="transparent" loext:char-shading-value="0" style:font-weight-asian="normal" style:font-weight-complex="normal"/>
    </style:style>
    <style:style style:name="T95" style:family="text">
      <style:text-properties fo:font-variant="normal" fo:text-transform="none" fo:color="#000000" loext:opacity="100%" fo:letter-spacing="normal" fo:font-style="normal" fo:font-weight="normal" officeooo:rsid="007d2b9a" fo:background-color="transparent" loext:char-shading-value="0" style:font-weight-asian="normal" style:font-weight-complex="normal"/>
    </style:style>
    <style:style style:name="T96" style:family="text">
      <style:text-properties fo:font-variant="normal" fo:text-transform="none" fo:color="#000000" loext:opacity="100%" fo:letter-spacing="normal" fo:font-style="normal" fo:font-weight="normal" officeooo:rsid="00814d2f" fo:background-color="transparent" loext:char-shading-value="0" style:font-weight-asian="normal" style:font-weight-complex="normal"/>
    </style:style>
    <style:style style:name="T97" style:family="text">
      <style:text-properties fo:font-variant="normal" fo:text-transform="none" fo:color="#000000" loext:opacity="100%" fo:letter-spacing="normal" fo:font-style="normal" fo:font-weight="normal" officeooo:rsid="00237eea" fo:background-color="transparent" loext:char-shading-value="0" style:font-weight-asian="normal" style:font-weight-complex="normal"/>
    </style:style>
    <style:style style:name="T98" style:family="text">
      <style:text-properties fo:font-variant="normal" fo:text-transform="none" fo:color="#000000" loext:opacity="100%" fo:letter-spacing="normal" fo:font-style="normal" fo:font-weight="normal" officeooo:rsid="008593a6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000000" loext:opacity="100%" fo:letter-spacing="normal" fo:font-style="normal" fo:font-weight="normal" officeooo:rsid="00873ff8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loext:opacity="100%" fo:letter-spacing="normal" fo:font-style="normal" fo:font-weight="normal" officeooo:rsid="008c23a9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loext:opacity="100%" fo:letter-spacing="normal" fo:font-style="normal" fo:font-weight="normal" officeooo:rsid="005e54fc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fo:letter-spacing="normal" fo:font-style="normal" fo:font-weight="normal" officeooo:rsid="009570ce" fo:background-color="transparent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fo:letter-spacing="normal" fo:font-style="normal" fo:font-weight="normal" officeooo:rsid="00965afb" fo:background-color="transparent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fo:letter-spacing="normal" fo:font-style="normal" fo:font-weight="normal" officeooo:rsid="00989181" fo:background-color="transparent" loext:char-shading-value="0" style:font-weight-asian="normal" style:font-weight-complex="normal"/>
    </style:style>
    <style:style style:name="T105" style:family="text">
      <style:text-properties fo:font-variant="normal" fo:text-transform="none" fo:color="#000000" loext:opacity="100%" fo:letter-spacing="normal" fo:font-style="normal" fo:font-weight="normal" officeooo:rsid="0114957b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fo:letter-spacing="normal" fo:font-style="normal" fo:font-weight="normal" officeooo:rsid="0025a49a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fo:letter-spacing="normal" fo:font-style="normal" fo:font-weight="normal" officeooo:rsid="0099d382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loext:opacity="100%" fo:letter-spacing="normal" fo:font-style="normal" fo:font-weight="normal" officeooo:rsid="00a15f7c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fo:letter-spacing="normal" fo:font-style="normal" fo:font-weight="normal" officeooo:rsid="00a2e9f1" fo:background-color="transparent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fo:letter-spacing="normal" fo:font-style="normal" fo:font-weight="normal" officeooo:rsid="00a2feb2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fo:letter-spacing="normal" fo:font-style="normal" fo:font-weight="normal" officeooo:rsid="0025f709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fo:letter-spacing="normal" fo:font-style="normal" fo:font-weight="normal" officeooo:rsid="0027dd2b" fo:background-color="transparent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fo:letter-spacing="normal" fo:font-style="normal" fo:font-weight="normal" officeooo:rsid="00aaffd5" fo:background-color="transparent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fo:letter-spacing="normal" fo:font-style="normal" fo:font-weight="normal" officeooo:rsid="00ac31aa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fo:letter-spacing="normal" fo:font-style="normal" fo:font-weight="normal" officeooo:rsid="00a9e77c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fo:letter-spacing="normal" fo:font-style="normal" fo:font-weight="normal" officeooo:rsid="0028e0d9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fo:letter-spacing="normal" fo:font-style="normal" fo:font-weight="normal" officeooo:rsid="00ae1c62" fo:background-color="transparent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fo:letter-spacing="normal" fo:font-style="normal" fo:font-weight="normal" officeooo:rsid="00b013e4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fo:letter-spacing="normal" fo:font-style="normal" fo:font-weight="normal" officeooo:rsid="00b1cf17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fo:letter-spacing="normal" fo:font-style="normal" fo:font-weight="normal" officeooo:rsid="00297041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fo:letter-spacing="normal" fo:font-style="normal" fo:font-weight="normal" officeooo:rsid="00b35b5f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fo:letter-spacing="normal" fo:font-style="normal" fo:font-weight="normal" officeooo:rsid="00b4f91d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fo:letter-spacing="normal" fo:font-style="normal" fo:font-weight="normal" officeooo:rsid="00bc30d0" fo:background-color="transparent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fo:letter-spacing="normal" fo:font-style="normal" fo:font-weight="normal" officeooo:rsid="00b83568" fo:background-color="transparent" loext:char-shading-value="0" style:font-weight-asian="normal" style:font-weight-complex="normal"/>
    </style:style>
    <style:style style:name="T125" style:family="text">
      <style:text-properties fo:font-variant="normal" fo:text-transform="none" fo:color="#000000" loext:opacity="100%" fo:letter-spacing="normal" fo:font-style="normal" fo:font-weight="normal" officeooo:rsid="00ba2a0c" fo:background-color="transparent" loext:char-shading-value="0" style:font-weight-asian="normal" style:font-weight-complex="normal"/>
    </style:style>
    <style:style style:name="T126" style:family="text">
      <style:text-properties fo:font-variant="normal" fo:text-transform="none" fo:color="#000000" loext:opacity="100%" fo:letter-spacing="normal" fo:font-style="normal" fo:font-weight="normal" officeooo:rsid="002f06c2" fo:background-color="transparent" loext:char-shading-value="0" style:font-weight-asian="normal" style:font-weight-complex="normal"/>
    </style:style>
    <style:style style:name="T127" style:family="text">
      <style:text-properties fo:font-variant="normal" fo:text-transform="none" fo:color="#000000" loext:opacity="100%" fo:letter-spacing="normal" fo:font-style="normal" fo:font-weight="normal" officeooo:rsid="00c12aec" fo:background-color="transparent" loext:char-shading-value="0" style:font-weight-asian="normal" style:font-weight-complex="normal"/>
    </style:style>
    <style:style style:name="T128" style:family="text">
      <style:text-properties fo:font-variant="normal" fo:text-transform="none" fo:color="#000000" loext:opacity="100%" fo:letter-spacing="normal" fo:font-style="normal" fo:font-weight="normal" officeooo:rsid="0030fea3" fo:background-color="transparent" loext:char-shading-value="0" style:font-weight-asian="normal" style:font-weight-complex="normal"/>
    </style:style>
    <style:style style:name="T129" style:family="text">
      <style:text-properties fo:font-variant="normal" fo:text-transform="none" fo:color="#000000" loext:opacity="100%" fo:letter-spacing="normal" fo:font-style="normal" fo:font-weight="normal" officeooo:rsid="00ea2d31" fo:background-color="transparent" loext:char-shading-value="0" style:font-weight-asian="normal" style:font-weight-complex="normal"/>
    </style:style>
    <style:style style:name="T130" style:family="text">
      <style:text-properties fo:font-variant="normal" fo:text-transform="none" fo:color="#000000" loext:opacity="100%" fo:letter-spacing="normal" fo:font-style="normal" fo:font-weight="normal" officeooo:rsid="00ea7de2" fo:background-color="transparent" loext:char-shading-value="0" style:font-weight-asian="normal" style:font-weight-complex="normal"/>
    </style:style>
    <style:style style:name="T131" style:family="text">
      <style:text-properties officeooo:rsid="00061a81"/>
    </style:style>
    <style:style style:name="T132" style:family="text">
      <style:text-properties officeooo:rsid="0008810e"/>
    </style:style>
    <style:style style:name="T133" style:family="text">
      <style:text-properties officeooo:rsid="0009a627"/>
    </style:style>
    <style:style style:name="T134" style:family="text">
      <style:text-properties officeooo:rsid="0009f3ca"/>
    </style:style>
    <style:style style:name="T135" style:family="text">
      <style:text-properties officeooo:rsid="000e92bf"/>
    </style:style>
    <style:style style:name="T136" style:family="text">
      <style:text-properties officeooo:rsid="000fe590"/>
    </style:style>
    <style:style style:name="T137" style:family="text">
      <style:text-properties fo:background-color="transparent" loext:char-shading-value="0"/>
    </style:style>
    <style:style style:name="T138" style:family="text">
      <style:text-properties officeooo:rsid="0046c0c1" fo:background-color="transparent" loext:char-shading-value="0"/>
    </style:style>
    <style:style style:name="T139" style:family="text">
      <style:text-properties officeooo:rsid="00479e95" fo:background-color="transparent" loext:char-shading-value="0"/>
    </style:style>
    <style:style style:name="T140" style:family="text">
      <style:text-properties officeooo:rsid="01288dd4" fo:background-color="transparent" loext:char-shading-value="0"/>
    </style:style>
    <style:style style:name="T141" style:family="text">
      <style:text-properties officeooo:rsid="00471e5c" fo:background-color="transparent" loext:char-shading-value="0"/>
    </style:style>
    <style:style style:name="T142" style:family="text">
      <style:text-properties officeooo:rsid="001e5e83" fo:background-color="transparent" loext:char-shading-value="0"/>
    </style:style>
    <style:style style:name="T143" style:family="text">
      <style:text-properties officeooo:rsid="00d62ce1" fo:background-color="transparent" loext:char-shading-value="0"/>
    </style:style>
    <style:style style:name="T144" style:family="text">
      <style:text-properties officeooo:rsid="0038b16f" fo:background-color="transparent" loext:char-shading-value="0"/>
    </style:style>
    <style:style style:name="T145" style:family="text">
      <style:text-properties officeooo:rsid="00435e4b" fo:background-color="transparent" loext:char-shading-value="0"/>
    </style:style>
    <style:style style:name="T146" style:family="text">
      <style:text-properties officeooo:rsid="0046c0c1"/>
    </style:style>
    <style:style style:name="T147" style:family="text">
      <style:text-properties officeooo:rsid="00471e5c"/>
    </style:style>
    <style:style style:name="T148" style:family="text">
      <style:text-properties officeooo:rsid="0014b0e1"/>
    </style:style>
    <style:style style:name="T149" style:family="text">
      <style:text-properties officeooo:rsid="0018370d"/>
    </style:style>
    <style:style style:name="T150" style:family="text">
      <style:text-properties officeooo:rsid="00190139"/>
    </style:style>
    <style:style style:name="T151" style:family="text">
      <style:text-properties officeooo:rsid="001a5766"/>
    </style:style>
    <style:style style:name="T152" style:family="text">
      <style:text-properties officeooo:rsid="001ac8c9"/>
    </style:style>
    <style:style style:name="T153" style:family="text">
      <style:text-properties officeooo:rsid="001c09b9"/>
    </style:style>
    <style:style style:name="T154" style:family="text">
      <style:text-properties officeooo:rsid="01196b2a"/>
    </style:style>
    <style:style style:name="T155" style:family="text">
      <style:text-properties officeooo:rsid="001ceea4"/>
    </style:style>
    <style:style style:name="T156" style:family="text">
      <style:text-properties officeooo:rsid="001e5e83"/>
    </style:style>
    <style:style style:name="T157" style:family="text">
      <style:text-properties officeooo:rsid="011e38c3"/>
    </style:style>
    <style:style style:name="T158" style:family="text">
      <style:text-properties officeooo:rsid="00211511"/>
    </style:style>
    <style:style style:name="T159" style:family="text">
      <style:text-properties officeooo:rsid="0077fec0"/>
    </style:style>
    <style:style style:name="T160" style:family="text">
      <style:text-properties officeooo:rsid="00222d29"/>
    </style:style>
    <style:style style:name="T161" style:family="text">
      <style:text-properties officeooo:rsid="00237eea"/>
    </style:style>
    <style:style style:name="T162" style:family="text">
      <style:text-properties fo:font-weight="normal" fo:background-color="#dddddd" loext:char-shading-value="0" style:font-weight-asian="normal" style:font-weight-complex="normal"/>
    </style:style>
    <style:style style:name="T163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164" style:family="text">
      <style:text-properties fo:font-weight="normal" officeooo:rsid="00226011" fo:background-color="#dddddd" loext:char-shading-value="0" style:font-weight-asian="normal" style:font-weight-complex="normal"/>
    </style:style>
    <style:style style:name="T165" style:family="text">
      <style:text-properties fo:font-weight="normal" officeooo:rsid="00298973" fo:background-color="#dddddd" loext:char-shading-value="0" style:font-weight-asian="normal" style:font-weight-complex="normal"/>
    </style:style>
    <style:style style:name="T166" style:family="text">
      <style:text-properties fo:font-weight="normal" officeooo:rsid="00447a14" fo:background-color="#dddddd" loext:char-shading-value="0" style:font-weight-asian="normal" style:font-weight-complex="normal"/>
    </style:style>
    <style:style style:name="T167" style:family="text">
      <style:text-properties fo:font-weight="normal" officeooo:rsid="00263a4b" style:font-weight-asian="normal" style:font-weight-complex="normal"/>
    </style:style>
    <style:style style:name="T168" style:family="text">
      <style:text-properties fo:font-weight="normal" officeooo:rsid="003de2e9" style:font-weight-asian="normal" style:font-weight-complex="normal"/>
    </style:style>
    <style:style style:name="T169" style:family="text">
      <style:text-properties fo:font-weight="normal" officeooo:rsid="00226011" style:font-weight-asian="normal" style:font-weight-complex="normal"/>
    </style:style>
    <style:style style:name="T170" style:family="text">
      <style:text-properties fo:font-weight="normal" officeooo:rsid="00259d91" style:font-weight-asian="normal" style:font-weight-complex="normal"/>
    </style:style>
    <style:style style:name="T171" style:family="text">
      <style:text-properties fo:font-weight="normal" officeooo:rsid="00298973" style:font-weight-asian="normal" style:font-weight-complex="normal"/>
    </style:style>
    <style:style style:name="T172" style:family="text">
      <style:text-properties fo:font-weight="normal" officeooo:rsid="003e99f5" style:font-weight-asian="normal" style:font-weight-complex="normal"/>
    </style:style>
    <style:style style:name="T173" style:family="text">
      <style:text-properties officeooo:rsid="0025a49a"/>
    </style:style>
    <style:style style:name="T174" style:family="text">
      <style:text-properties officeooo:rsid="0025f709"/>
    </style:style>
    <style:style style:name="T175" style:family="text">
      <style:text-properties officeooo:rsid="002834fa"/>
    </style:style>
    <style:style style:name="T176" style:family="text">
      <style:text-properties officeooo:rsid="0028e0d9"/>
    </style:style>
    <style:style style:name="T177" style:family="text">
      <style:text-properties officeooo:rsid="00297041"/>
    </style:style>
    <style:style style:name="T178" style:family="text">
      <style:text-properties officeooo:rsid="002f06c2"/>
    </style:style>
    <style:style style:name="T179" style:family="text">
      <style:text-properties officeooo:rsid="0030fea3"/>
    </style:style>
    <style:style style:name="T180" style:family="text">
      <style:text-properties officeooo:rsid="00336a62"/>
    </style:style>
    <style:style style:name="T181" style:family="text">
      <style:text-properties officeooo:rsid="00336b69"/>
    </style:style>
    <style:style style:name="T182" style:family="text">
      <style:text-properties officeooo:rsid="00344a06"/>
    </style:style>
    <style:style style:name="T183" style:family="text">
      <style:text-properties officeooo:rsid="0034d4c9"/>
    </style:style>
    <style:style style:name="T184" style:family="text">
      <style:text-properties officeooo:rsid="003626ce"/>
    </style:style>
    <style:style style:name="T185" style:family="text">
      <style:text-properties officeooo:rsid="0037e54c"/>
    </style:style>
    <style:style style:name="T186" style:family="text">
      <style:text-properties officeooo:rsid="003a3007"/>
    </style:style>
    <style:style style:name="T187" style:family="text">
      <style:text-properties officeooo:rsid="003ceeae"/>
    </style:style>
    <style:style style:name="T188" style:family="text">
      <style:text-properties officeooo:rsid="001e76f5"/>
    </style:style>
    <style:style style:name="T189" style:family="text">
      <style:text-properties officeooo:rsid="003de2e9"/>
    </style:style>
    <style:style style:name="T190" style:family="text">
      <style:text-properties officeooo:rsid="0020b9aa"/>
    </style:style>
    <style:style style:name="T191" style:family="text">
      <style:text-properties officeooo:rsid="001327bc"/>
    </style:style>
    <style:style style:name="T192" style:family="text">
      <style:text-properties officeooo:rsid="002365c1"/>
    </style:style>
    <style:style style:name="T193" style:family="text">
      <style:text-properties officeooo:rsid="00226011"/>
    </style:style>
    <style:style style:name="T194" style:family="text">
      <style:text-properties officeooo:rsid="00259d91"/>
    </style:style>
    <style:style style:name="T195" style:family="text">
      <style:text-properties officeooo:rsid="0027aeb4"/>
    </style:style>
    <style:style style:name="T196" style:family="text">
      <style:text-properties officeooo:rsid="00298973"/>
    </style:style>
    <style:style style:name="T197" style:family="text">
      <style:text-properties officeooo:rsid="003f4a69"/>
    </style:style>
    <style:style style:name="T198" style:family="text">
      <style:text-properties officeooo:rsid="00305031"/>
    </style:style>
    <style:style style:name="T199" style:family="text">
      <style:text-properties officeooo:rsid="00411eb5"/>
    </style:style>
    <style:style style:name="T200" style:family="text">
      <style:text-properties officeooo:rsid="002f3a6f"/>
    </style:style>
    <style:style style:name="T201" style:family="text">
      <style:text-properties officeooo:rsid="00424285"/>
    </style:style>
    <style:style style:name="T202" style:family="text">
      <style:text-properties officeooo:rsid="0038b16f"/>
    </style:style>
    <style:style style:name="T203" style:family="text">
      <style:text-properties officeooo:rsid="00435e4b"/>
    </style:style>
    <style:style style:name="T204" style:family="text">
      <style:text-properties officeooo:rsid="00447a14"/>
    </style:style>
    <style:style style:name="T205" style:family="text">
      <style:text-properties officeooo:rsid="00462c1e"/>
    </style:style>
    <style:style style:name="T206" style:family="text">
      <style:text-properties officeooo:rsid="0044b89d"/>
    </style:style>
    <style:style style:name="T207" style:family="text">
      <style:text-properties officeooo:rsid="0049db8b"/>
    </style:style>
    <style:style style:name="T208" style:family="text">
      <style:text-properties officeooo:rsid="0059cd37"/>
    </style:style>
    <style:style style:name="T209" style:family="text">
      <style:text-properties officeooo:rsid="00591068"/>
    </style:style>
    <style:style style:name="T210" style:family="text">
      <style:text-properties officeooo:rsid="004865c8"/>
    </style:style>
    <style:style style:name="T211" style:family="text">
      <style:text-properties officeooo:rsid="00492cfa"/>
    </style:style>
    <style:style style:name="T212" style:family="text">
      <style:text-properties officeooo:rsid="0068852f"/>
    </style:style>
    <style:style style:name="T213" style:family="text">
      <style:text-properties officeooo:rsid="00696dc0"/>
    </style:style>
    <style:style style:name="T214" style:family="text">
      <style:text-properties officeooo:rsid="006d78bb"/>
    </style:style>
    <style:style style:name="T215" style:family="text">
      <style:text-properties officeooo:rsid="004c527f"/>
    </style:style>
    <style:style style:name="T216" style:family="text">
      <style:text-properties officeooo:rsid="004e6be7"/>
    </style:style>
    <style:style style:name="T217" style:family="text">
      <style:text-properties officeooo:rsid="004f409e"/>
    </style:style>
    <style:style style:name="T218" style:family="text">
      <style:text-properties officeooo:rsid="0052bc72"/>
    </style:style>
    <style:style style:name="T219" style:family="text">
      <style:text-properties officeooo:rsid="0054fbf2"/>
    </style:style>
    <style:style style:name="T220" style:family="text">
      <style:text-properties officeooo:rsid="0056df5d"/>
    </style:style>
    <style:style style:name="T221" style:family="text">
      <style:text-properties officeooo:rsid="00571518"/>
    </style:style>
    <style:style style:name="T222" style:family="text">
      <style:text-properties officeooo:rsid="00580483"/>
    </style:style>
    <style:style style:name="T223" style:family="text">
      <style:text-properties officeooo:rsid="005983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console.log( <text:s/>) </text:span><text:s/>- Mostra no console</text:p>
      <text:p text:style-name="P24"/>
      <text:p text:style-name="P24"><text:span text:style-name="T1">alert( <text:s/>) </text:span><text:s/>- Mostra uma janela de alerta na pagina</text:p>
      <text:p text:style-name="P24"/>
      <text:p text:style-name="P24"><text:span text:style-name="T1">confirm( <text:s/>) </text:span><text:s/>- Mostra uma janela de confirmação na pagina</text:p>
      <text:p text:style-name="P24"/>
      <text:p text:style-name="P24"><text:span text:style-name="T1">prompt( <text:s/>) </text:span><text:s/>- Mostra uma janela de pergunta na pagina</text:p>
      <text:p text:style-name="P24"/>
      <text:p text:style-name="P24"><text:span text:style-name="T1">document.write( <text:s/>) </text:span><text:s/>- Escreve no documento</text:p>
      <text:p text:style-name="P24"/>
      <text:p text:style-name="P24"><text:span text:style-name="T1">var </text:span><text:s/>- variavel</text:p>
      <text:p text:style-name="P24"/>
      <text:p text:style-name="P24"><text:span text:style-name="T1">let </text:span><text:s/>- variavel atualizada</text:p>
      <text:p text:style-name="P24"/>
      <text:p text:style-name="P24"><text:span text:style-name="T1">const </text:span><text:s/>- constante (valor fixo)</text:p>
      <text:p text:style-name="P24"/>
      <text:p text:style-name="P24"><text:span text:style-name="T1">typeof( <text:s/>) </text:span><text:s/>- Mostra o tipo primitivo</text:p>
      <text:p text:style-name="P24"/>
      <text:p text:style-name="P24"><text:span text:style-name="T1">parseInt( <text:s/>) </text:span><text:s/>- Converte para numero inteiro</text:p>
      <text:p text:style-name="P24"/>
      <text:p text:style-name="P24"><text:span text:style-name="T1">parseFloat( <text:s/>) </text:span><text:s/>- Converte para numero flutuante</text:p>
      <text:p text:style-name="P24"/>
      <text:p text:style-name="P24"><text:span text:style-name="T1">Number( <text:s/>) </text:span><text:s/>- Converte para sua categoria numerica</text:p>
      <text:p text:style-name="P24"/>
      <text:p text:style-name="P24"><text:span text:style-name="T1">toString( <text:s/>) </text:span><text:s/>- Converte para string</text:p>
      <text:p text:style-name="P24"/>
      <text:p text:style-name="P24"><text:span text:style-name="T1">String( <text:s/>) </text:span><text:s/>- Converte para string</text:p>
      <text:p text:style-name="P24"/>
      <text:p text:style-name="P24"><text:span text:style-name="T1">.length </text:span><text:s/>- Mostra a quantidade de elementos/caracteres</text:p>
      <text:p text:style-name="P24"/>
      <text:p text:style-name="P24"><text:span text:style-name="T1">.toUpperCase( <text:s/>) </text:span><text:s/>- Transforma em maiusculas</text:p>
      <text:p text:style-name="P24"/>
      <text:p text:style-name="P24"><text:span text:style-name="T1">.toLowerCase( <text:s/>) </text:span><text:s/>- Transforma em minusculas</text:p>
      <text:p text:style-name="P24"/>
      <text:p text:style-name="P24"><text:span text:style-name="T1">.toFixed( <text:s/>) </text:span><text:s/>- Define a quantidade de casas decimais</text:p>
      <text:p text:style-name="P24"/>
      <text:p text:style-name="P24"><text:span text:style-name="T1">.replace(' ', ' ') </text:span><text:s/>- Troca uma coisa por outra</text:p>
      <text:p text:style-name="P24"/>
      <text:p text:style-name="P24"><text:span text:style-name="T1">.innerText = ' ' </text:span><text:s/>- Adiciona um texto</text:p>
      <text:p text:style-name="P24"/>
      <text:p text:style-name="P24"><text:span text:style-name="T1">.innerHTML = ' ' </text:span><text:s/>- Adiciona um texto que permite formatação em html</text:p>
      <text:p text:style-name="P24"/>
      <text:p text:style-name="P24"><text:span text:style-name="T1">.text = ' ' </text:span><text:s/>- Adiciona conteudo em uma opção (tag &lt;option&gt;)</text:p>
      <text:p text:style-name="P24"/>
      <text:p text:style-name="P24"><text:span text:style-name="T1">${ <text:s/>} </text:span><text:s/>- troca pelo valor do elemento que esta dentro</text:p>
      <text:p text:style-name="P24"/>
      <text:p text:style-name="P24"><text:soft-page-break/><text:span text:style-name="T1">.getDay( <text:s/>) </text:span><text:s/>- Pega o dia da semana</text:p>
      <text:p text:style-name="P24"/>
      <text:p text:style-name="P24"><text:span text:style-name="T1">.getDate( <text:s/>) </text:span><text:s/>- Pega o dia do mês</text:p>
      <text:p text:style-name="P24"/>
      <text:p text:style-name="P24"><text:span text:style-name="T1">.getMonth( <text:s/>) </text:span><text:s/>- Pega o mês</text:p>
      <text:p text:style-name="P24"/>
      <text:p text:style-name="P24"><text:span text:style-name="T1">.getFullYear( <text:s/>) </text:span><text:s/>- Pega o ano</text:p>
      <text:p text:style-name="P24"/>
      <text:p text:style-name="P24"><text:span text:style-name="T1">.toLocaleString(idioma, { <text:s/>}) </text:span><text:s/>- Configura como o numero será mostrado</text:p>
      <text:p text:style-name="P24"/>
      <text:p text:style-name="P24"><text:span text:style-name="T1">.style.cssText = ` ` </text:span><text:s/>- Possibilita a estilização em formato css</text:p>
      <text:p text:style-name="P24"/>
      <text:p text:style-name="P24"><text:span text:style-name="T1">.style.color = ' ' </text:span><text:s/>- Muda a cor de algum elemento</text:p>
      <text:p text:style-name="P24"/>
      <text:p text:style-name="P24"><text:span text:style-name="T1">.style.background = ' ' </text:span><text:s/>- Muda a cor de fundo de algum elemento</text:p>
      <text:p text:style-name="P24"/>
      <text:p text:style-name="P24"><text:span text:style-name="T1">on </text:span><text:s/>- Prefixo de ligação de ação</text:p>
      <text:p text:style-name="P24"/>
      <text:p text:style-name="P24"><text:span text:style-name="T1">onload = ' ' </text:span><text:s/>- Faz a função carregar junto do site</text:p>
      <text:p text:style-name="P24"/>
      <text:p text:style-name="P24"><text:span text:style-name="T1">click </text:span><text:s/>- Clicar</text:p>
      <text:p text:style-name="P24"/>
      <text:p text:style-name="P24"><text:span text:style-name="T1">mouseover </text:span><text:s/>- Cursor entrar</text:p>
      <text:p text:style-name="P24"/>
      <text:p text:style-name="P24"><text:span text:style-name="T1">mouseout </text:span><text:s/>- Cursor sair</text:p>
      <text:p text:style-name="P24"/>
      <text:p text:style-name="P24"><text:span text:style-name="T1">mousemove </text:span><text:s/>- Cursor se mover</text:p>
      <text:p text:style-name="P24"/>
      <text:p text:style-name="P24"><text:span text:style-name="T1">mousedown </text:span><text:s/>- Clicar e segurar</text:p>
      <text:p text:style-name="P24"/>
      <text:p text:style-name="P24"><text:span text:style-name="T1">mouseup </text:span><text:s/>- Soltar o clique</text:p>
      <text:p text:style-name="P24"/>
      <text:p text:style-name="P24"><text:span text:style-name="T1">.addEventListener(' ', ) </text:span><text:s/>- Presta atenção em um determinado evento</text:p>
      <text:p text:style-name="P24"/>
      <text:p text:style-name="P24"><text:span text:style-name="T1">document.getElementsByTagName(' ') </text:span><text:s/>- Seleciona todas as tags de algum tipo</text:p>
      <text:p text:style-name="P24"/>
      <text:p text:style-name="P24"><text:span text:style-name="T1">document.getElementById(' ') </text:span><text:s/>- Seleciona o elemento pelo Id</text:p>
      <text:p text:style-name="P24"/>
      <text:p text:style-name="P24"><text:span text:style-name="T1">document.getElementsByName(' ') </text:span><text:s/>- Seleciona todos os elementos que tenham o mesmo nome</text:p>
      <text:p text:style-name="P24"/>
      <text:p text:style-name="P24"><text:span text:style-name="T1">document.getElementsByClassName(' ') </text:span><text:s/>- Seleciona todos os elementos que tenham a mesma classe</text:p>
      <text:p text:style-name="P24"/>
      <text:p text:style-name="P24"><text:span text:style-name="T1">document.querySelectorAll(' ') </text:span><text:s/>- Seleciona o elemento pelo seletor</text:p>
      <text:p text:style-name="P24"/>
      <text:p text:style-name="P25"><text:soft-page-break/><text:span text:style-name="T1">document.querySelector(' ') </text:span><text:s/>- Seleciona todos os elementos que tenham o mesmo seletor</text:p>
      <text:p text:style-name="P24"/>
      <text:p text:style-name="P25"><text:span text:style-name="T1">document.createElement(' ') </text:span><text:s/>- Cria uma tag</text:p>
      <text:p text:style-name="P25"/>
      <text:p text:style-name="P24"><text:span text:style-name="T1">.setAttribute(' ', ' ') </text:span><text:s/>- Cria <text:span text:style-name="T175">ou substitui</text:span> um atributo e define seu valor</text:p>
      <text:p text:style-name="P24"/>
      <text:p text:style-name="P24"><text:span text:style-name="T1">.appendChild( <text:s/>) </text:span><text:s/>- Adiciona um elemento como filho</text:p>
      <text:p text:style-name="P24"/>
      <text:p text:style-name="P24"><text:span text:style-name="T1">.insertAdjacentElement(' ') </text:span><text:s/>- Configura e adiciona em que posição algum elemento será adicionado</text:p>
      <text:p text:style-name="P24"/>
      <text:p text:style-name="P24"><text:span text:style-name="T1">.checked </text:span><text:s/>- Checado</text:p>
      <text:p text:style-name="P24"/>
      <text:p text:style-name="P24"><text:span text:style-name="T1">if </text:span><text:s/>- Se</text:p>
      <text:p text:style-name="P24"/>
      <text:p text:style-name="P24"><text:span text:style-name="T1">el</text:span><text:span text:style-name="T2">se </text:span><text:s/>- Se não</text:p>
      <text:p text:style-name="P24"/>
      <text:p text:style-name="P24"><text:span text:style-name="T1">else if </text:span><text:s/>- Se não, se</text:p>
      <text:p text:style-name="P24"/>
      <text:p text:style-name="P24"><text:span text:style-name="T1">switch( <text:s/>) </text:span><text:s/>-Testar</text:p>
      <text:p text:style-name="P24"/>
      <text:p text:style-name="P24"><text:span text:style-name="T1">case </text:span><text:s/>- Caso resulte</text:p>
      <text:p text:style-name="P24"/>
      <text:p text:style-name="P24"><text:span text:style-name="T1">default </text:span><text:s/>- Padrão</text:p>
      <text:p text:style-name="P24"/>
      <text:p text:style-name="P24"><text:span text:style-name="T1">? </text:span><text:s/>- Pergunta</text:p>
      <text:p text:style-name="P24"/>
      <text:p text:style-name="P24"><text:span text:style-name="T1">: </text:span><text:s/>- Se true : se false</text:p>
      <text:p text:style-name="P24"/>
      <text:p text:style-name="P24"><text:span text:style-name="T1">! </text:span><text:s/>- Não</text:p>
      <text:p text:style-name="P24"/>
      <text:p text:style-name="P24"><text:span text:style-name="T1">&amp;&amp; </text:span><text:s/>- E</text:p>
      <text:p text:style-name="P24"/>
      <text:p text:style-name="P24"><text:span text:style-name="T1">|| </text:span><text:s/>- Ou</text:p>
      <text:p text:style-name="P24"/>
      <text:p text:style-name="P24"><text:span text:style-name="T1">&gt; </text:span><text:s/>- Maior</text:p>
      <text:p text:style-name="P24"/>
      <text:p text:style-name="P24"><text:span text:style-name="T1">&lt; </text:span><text:s/>- Menor</text:p>
      <text:p text:style-name="P24"/>
      <text:p text:style-name="P24"><text:span text:style-name="T1">= </text:span><text:s/>- Recebe</text:p>
      <text:p text:style-name="P24"/>
      <text:p text:style-name="P24"><text:span text:style-name="T1">== </text:span><text:s/>- Igual</text:p>
      <text:p text:style-name="P24"/>
      <text:p text:style-name="P24"><text:span text:style-name="T1">!= </text:span><text:s/>- Diferente</text:p>
      <text:p text:style-name="P24"/>
      <text:p text:style-name="P24"><text:soft-page-break/><text:span text:style-name="T1">while( <text:s/>) </text:span><text:s/>- Enquanto</text:p>
      <text:p text:style-name="P24"/>
      <text:p text:style-name="P24"><text:span text:style-name="T1">do... while( <text:s/>) </text:span><text:s/>- Faça... Enquanto</text:p>
      <text:p text:style-name="P24"/>
      <text:p text:style-name="P24"><text:span text:style-name="T1">for( <text:s/>) </text:span><text:s/>- Repete se uma condição é verdadeira</text:p>
      <text:p text:style-name="P24"/>
      <text:p text:style-name="P24"><text:span text:style-name="T1">in </text:span><text:s/>- percorre um objeto automaticamente</text:p>
      <text:p text:style-name="P24"/>
      <text:p text:style-name="P24"><text:span text:style-name="T1">of </text:span><text:s/>- Percorre um array automaticamente</text:p>
      <text:p text:style-name="P24"/>
      <text:p text:style-name="P24"><text:span text:style-name="T1">break </text:span><text:s/>- Encerra</text:p>
      <text:p text:style-name="P24"/>
      <text:p text:style-name="P24"><text:span text:style-name="T1">[ <text:s/>] </text:span><text:s/>- Array</text:p>
      <text:p text:style-name="P24"/>
      <text:p text:style-name="P24"><text:span text:style-name="T1">{ <text:s/>} </text:span><text:s/>- Objeto</text:p>
      <text:p text:style-name="P24"/>
      <text:p text:style-name="P24"><text:span text:style-name="T1">… </text:span><text:s/>- spread / rest</text:p>
      <text:p text:style-name="P24"/>
      <text:p text:style-name="P24"><text:span text:style-name="T1">.indexOf( <text:s/>) </text:span><text:s/>- Busca algum elemento dentro de um array e retorna sua posição, se o elemento não existir retorna -1</text:p>
      <text:p text:style-name="P24"/>
      <text:p text:style-name="P24"><text:span text:style-name="T1">.push( <text:s/>) </text:span><text:s/>- Adiciona dentro de um array na ultima posição</text:p>
      <text:p text:style-name="P24"/>
      <text:p text:style-name="P24"><text:span text:style-name="T1">.sort( <text:s/>) </text:span><text:s/>- Coloca os elementos em ordem crescente</text:p>
      <text:p text:style-name="P24"/>
      <text:p text:style-name="P24"><text:span text:style-name="T1">.map( <text:s/>) </text:span><text:s/>- Percorre um array transformando seus elementos e no final gera outro array com os elementos ja transformados</text:p>
      <text:p text:style-name="P24"/>
      <text:p text:style-name="P24"><text:span text:style-name="T1">.filter( <text:s/>) </text:span><text:s/>- Percorre um array filtrando seus elementos e no final gera outro array com os elementos que passaram no filtro</text:p>
      <text:p text:style-name="P24"/>
      <text:p text:style-name="P24"><text:span text:style-name="T1">.reduce( <text:s/>) </text:span><text:s/>- Percorre um array e no final gera um unico valor</text:p>
      <text:p text:style-name="P24"/>
      <text:p text:style-name="P24"><text:span text:style-name="T1">delete </text:span><text:s/>- Deleta propriedades de objetos</text:p>
      <text:p text:style-name="P24"/>
      <text:p text:style-name="P24"><text:span text:style-name="T1">Object.assign( <text:s/>) </text:span><text:s/>- Junta dois ou mais objetos</text:p>
      <text:p text:style-name="P24"/>
      <text:p text:style-name="P24"><text:span text:style-name="T1">{ <text:s/>} </text:span><text:s/>- Extrai dados de objetos, pegando o nome da propriedade e transformando em variavel</text:p>
      <text:p text:style-name="P24"/>
      <text:p text:style-name="P24"><text:span text:style-name="T1">get </text:span><text:s/>- É usado quando um metodo retorna um valor</text:p>
      <text:p text:style-name="P24"/>
      <text:p text:style-name="P24"><text:span text:style-name="T1">set </text:span><text:s/>- É usado quando um metodo altera / define um valor</text:p>
      <text:p text:style-name="P24"/>
      <text:p text:style-name="P24"><text:span text:style-name="T1">Object.keys( <text:s/>) </text:span><text:s/>- Retorna um array com todas as propriedades de um objeto</text:p>
      <text:p text:style-name="P24"/>
      <text:p text:style-name="P24"><text:soft-page-break/><text:span text:style-name="T1">Object.values( <text:s/>) </text:span><text:s/>- Retorna um array com todos os valores de um objeto</text:p>
      <text:p text:style-name="P24"/>
      <text:p text:style-name="P24"><text:span text:style-name="T1">this. </text:span><text:s/>- Faz referencia ao elemento em si</text:p>
      <text:p text:style-name="P24"/>
      <text:p text:style-name="P24"><text:span text:style-name="T1">setInterval( <text:s/>) </text:span><text:s/>- Executa alguma função em intervalos de milisegundos</text:p>
      <text:p text:style-name="P24"/>
      <text:p text:style-name="P24"><text:span text:style-name="T1">setTimeout( <text:s/>) </text:span><text:s/>- Executa alguma função assim que o tempo em milisegundos acaba</text:p>
      <text:p text:style-name="P24"/>
      <text:p text:style-name="P24"><text:span text:style-name="T1">function </text:span><text:s/>- Cria uma função</text:p>
      <text:p text:style-name="P24"/>
      <text:p text:style-name="P24"><text:span text:style-name="T1">=&gt; </text:span><text:s/>- Cria uma arrow function</text:p>
      <text:p text:style-name="P24"/>
      <text:p text:style-name="P24"><text:span text:style-name="T1">init </text:span><text:s/>- Isola uma função</text:p>
      <text:p text:style-name="P24"/>
      <text:p text:style-name="P24"><text:span text:style-name="T1">return </text:span><text:s/>- Retorna algum valor de uma função</text:p>
      <text:p text:style-name="P24"/>
      <text:p text:style-name="P24"><text:span text:style-name="T1">import </text:span><text:s/>- Importa o conteudo</text:p>
      <text:p text:style-name="P24"/>
      <text:p text:style-name="P24"><text:span text:style-name="T1">export </text:span><text:s/>- Exporta o conteudo</text:p>
      <text:p text:style-name="P24"/>
      <text:p text:style-name="P24"><text:span text:style-name="T1">export default </text:span><text:s/>- Exporta o conteudo como principal</text:p>
      <text:p text:style-name="P24"/>
      <text:p text:style-name="P24"><text:span text:style-name="T1">from " " </text:span><text:s/>- Especifica o caminho do arquivo em que o conteudo esta </text:p>
      <text:p text:style-name="P24"/>
      <text:p text:style-name="P24"><text:span text:style-name="T1">as </text:span><text:s/>- altera o nome colocando um apelido</text:p>
      <text:p text:style-name="P24"/>
      <text:p text:style-name="P26"><text:span text:style-name="T1">* </text:span><text:s/>- Seleciona todos<text:span text:style-name="T40"> ↑</text:span></text:p>
      <text:p text:style-name="P28"/>
      <text:p text:style-name="P24"><text:span text:style-name="T1">// </text:span><text:s/>- <text:span text:style-name="T132">Regex literal</text:span></text:p>
      <text:p text:style-name="P24"/>
      <text:p text:style-name="P29"><text:span text:style-name="T1">new RegExp( <text:s/>) </text:span><text:s/>- <text:span text:style-name="T132">Regex não literal</text:span></text:p>
      <text:p text:style-name="P24"/>
      <text:p text:style-name="P24"><text:span text:style-name="T1">.</text:span><text:span text:style-name="T3">test( <text:s/>) </text:span><text:span text:style-name="T131"><text:s/>- </text:span><text:span text:style-name="T132">Testa uma string usando regex e retorna true ou false</text:span></text:p>
      <text:p text:style-name="P24"/>
      <text:p text:style-name="P27"><text:span text:style-name="T1">.</text:span><text:span text:style-name="T3">exec( <text:s/>) </text:span><text:span text:style-name="T131"><text:s/>- </text:span><text:span text:style-name="T132">Testa uma string usando regex e retorna informações do que foi identificado</text:span></text:p>
      <text:p text:style-name="P24"/>
      <text:p text:style-name="P27"><text:span text:style-name="T1">.</text:span><text:span text:style-name="T3">match( <text:s/>) </text:span><text:span text:style-name="T131"><text:s/>- </text:span><text:span text:style-name="T132">Testa um regex em uma string e retorna informações do que foi identificado ou uma lista do que foi encontrado caso tenha a flag ‘g’</text:span></text:p>
      <text:p text:style-name="P24"/>
      <text:p text:style-name="P27"><text:span text:style-name="T1">.</text:span><text:span text:style-name="T3">matchAll( <text:s/>) </text:span><text:span text:style-name="T131"><text:s/>- </text:span><text:span text:style-name="T132">Retorna uma lista com todos os padrões encontrados</text:span></text:p>
      <text:p text:style-name="P24"/>
      <text:p text:style-name="P30"><text:span text:style-name="T1">.search( <text:s/>) </text:span><text:s/>- <text:span text:style-name="T132">Testa um regex em uma string e retorna a posição da primeira ocorrencia ou -1 se nada for encontrado</text:span></text:p>
      <text:p text:style-name="P30"/>
      <text:p text:style-name="P30"><text:span text:style-name="T1">.replaceAll( <text:s/>) </text:span><text:s/>- <text:span text:style-name="T132">Retorna uma nova string com as ocorrencias de um padrão substituidas por outro padrão</text:span></text:p>
      <text:p text:style-name="P30"><text:soft-page-break/><text:span text:style-name="T1">new </text:span><text:s/>- <text:span text:style-name="T132">Cria uma instancia de um tipo de objeto definido pelo usuario</text:span></text:p>
      <text:p text:style-name="P30"/>
      <text:p text:style-name="P30"><text:span text:style-name="T1">.dotall </text:span><text:s/>- <text:span text:style-name="T133">Verifica se a flag ‘s’ tá ativa e retorna true ou false</text:span></text:p>
      <text:p text:style-name="P30"/>
      <text:p text:style-name="P31"><text:span text:style-name="T1">class </text:span><text:s/>- <text:span text:style-name="T133">Define uma classe não literal</text:span></text:p>
      <text:p text:style-name="P31"/>
      <text:p text:style-name="P32"><text:span text:style-name="T1">static </text:span><text:s/>- <text:span text:style-name="T133">Define que o metodo é estatico</text:span></text:p>
      <text:p text:style-name="P31"/>
      <text:p text:style-name="P32"><text:span text:style-name="T1">extends </text:span><text:s/>- <text:span text:style-name="T133">Cria uma classe filha de outra classe</text:span></text:p>
      <text:p text:style-name="P31"/>
      <text:p text:style-name="P32"><text:span text:style-name="T1"># </text:span><text:s/>- <text:span text:style-name="T133">Torna uma propriedade ou metodo privado</text:span></text:p>
      <text:p text:style-name="P31"/>
      <text:p text:style-name="P32"><text:span text:style-name="T1">prototype </text:span><text:s/>- <text:span text:style-name="T133">Cria ou substitui propriedades e metodos após a declaração da classe</text:span></text:p>
      <text:p text:style-name="P31"/>
      <text:p text:style-name="P32"><text:span text:style-name="T1">.call( <text:s/>) </text:span><text:s/>- <text:span text:style-name="T133">Acessa ou altera o valor de um atributo através de uma função</text:span></text:p>
      <text:p text:style-name="P31"/>
      <text:p text:style-name="P33"><text:span text:style-name="T1">.apply( <text:s/>) </text:span><text:s/>- <text:span text:style-name="T133">Acessa ou altera o valor de um atributo através de uma função e os valores precisam estar em um array</text:span></text:p>
      <text:p text:style-name="P31"/>
      <text:p text:style-name="P32"><text:span text:style-name="T1">.bind( <text:s/>) </text:span><text:s/>- <text:span text:style-name="T133">Cria uma nova função apartir de um objeto <text:s/>e de outra função</text:span></text:p>
      <text:p text:style-name="P31"/>
      <text:p text:style-name="P32"><text:span text:style-name="T1">.hasOwnProperty( <text:s/>) </text:span><text:s/>- <text:span text:style-name="T133">Identifica uma propriedade através de um objeto</text:span></text:p>
      <text:p text:style-name="P31"/>
      <text:p text:style-name="P32"><text:span text:style-name="T1">.propertyIsEnumerable( <text:s/>) </text:span><text:s/>- <text:span text:style-name="T133">Verifica se o valor de uma propriedade é iteravel e se é do próprio objeto retornando true ou false</text:span></text:p>
      <text:p text:style-name="P31"/>
      <text:p text:style-name="P32"><text:span text:style-name="T1">.defineProperty( <text:s/>) </text:span><text:s/>- <text:span text:style-name="T133">Define e/ou configura uma propriedade em um objeto</text:span></text:p>
      <text:p text:style-name="P31"/>
      <text:p text:style-name="P32"><text:span text:style-name="T1">.defineProperties( <text:s/>) </text:span><text:s/>- <text:span text:style-name="T133">Define e/ou configura varias propriedades em um objeto</text:span></text:p>
      <text:p text:style-name="P31"/>
      <text:p text:style-name="P32"><text:span text:style-name="T1">.getOwnPropertyDescriptor( <text:s/>) </text:span><text:s/>- <text:span text:style-name="T133">Acessa as configurações de uma propriedade</text:span></text:p>
      <text:p text:style-name="P31"/>
      <text:p text:style-name="P32"><text:span text:style-name="T1">Object.preventExtensions( <text:s/>) </text:span><text:s/>- <text:span text:style-name="T133">Bloqueia adições ou remoções externas no objeto</text:span></text:p>
      <text:p text:style-name="P31"/>
      <text:p text:style-name="P32"><text:span text:style-name="T1">Object.isExtensible( <text:s/>) </text:span><text:s/>- <text:span text:style-name="T133">Verifica se o objeto é extensivel e retorna true ou false</text:span></text:p>
      <text:p text:style-name="P31"/>
      <text:p text:style-name="P32"><text:span text:style-name="T1">Object.seal( <text:s/>) </text:span><text:s/>- <text:span text:style-name="T133">Sela um objeto</text:span></text:p>
      <text:p text:style-name="P31"/>
      <text:p text:style-name="P32"><text:span text:style-name="T1">Object.isSealed( <text:s/>) </text:span><text:s/>- <text:span text:style-name="T133">Verifica se o objeto esta selado e retorna true ou false</text:span></text:p>
      <text:p text:style-name="P31"/>
      <text:p text:style-name="P32"><text:span text:style-name="T1">Object.freeze( <text:s/>) </text:span><text:s/>- <text:span text:style-name="T133">Congela um objeto</text:span></text:p>
      <text:p text:style-name="P31"/>
      <text:p text:style-name="P32"><text:span text:style-name="T1">Object.isFrozen( <text:s/>) </text:span><text:s/>- <text:span text:style-name="T133">Verifica se o objeto esta congelado e retorna true ou false</text:span></text:p>
      <text:p text:style-name="P31"/>
      <text:p text:style-name="P32"><text:span text:style-name="T1">Object.getPrototypeof( <text:s/>) </text:span><text:s/>- <text:span text:style-name="T133">Retorna a função construtora da qual o objeto foi criado</text:span></text:p>
      <text:p text:style-name="P31"/>
      <text:p text:style-name="P32"><text:soft-page-break/><text:span text:style-name="T1">Object.create( <text:s/>) </text:span><text:s/>- <text:span text:style-name="T133">Cria um objeto a partir de outro</text:span></text:p>
      <text:p text:style-name="P31"/>
      <text:p text:style-name="P32"><text:span text:style-name="T1">instanceof </text:span><text:s/>- <text:span text:style-name="T133">Verifica </text:span><text:span text:style-name="T134">se o objeto foi criado a partir da função construtora</text:span><text:span text:style-name="T133"> e retorna true ou false</text:span></text:p>
      <text:p text:style-name="P31"/>
      <text:p text:style-name="P34"><text:span text:style-name="T1">\n </text:span><text:s/>- Quebra a linha</text:p>
      <text:p text:style-name="P34"/>
      <text:p text:style-name="P35"><text:span text:style-name="T1">try { <text:s/>} </text:span><text:s/>- Testa o codigo <text:span text:style-name="T40">↑</text:span></text:p>
      <text:p text:style-name="P35"/>
      <text:p text:style-name="P35"><text:span text:style-name="T1">catch( <text:s/>) { <text:s/>} </text:span><text:s/>- Captura o erro do try</text:p>
      <text:p text:style-name="P35"/>
      <text:p text:style-name="P35"><text:span text:style-name="T1">finally { <text:s/>} </text:span><text:s/>- Final da ação try : catch</text:p>
      <text:p text:style-name="P35"/>
      <text:p text:style-name="P35"><text:span text:style-name="T1">throw new </text:span><text:s/>- Gera um novo erro</text:p>
      <text:p text:style-name="P35"/>
      <text:p text:style-name="P35"><text:span text:style-name="T1">document.forms </text:span><text:s/>- Captura todos os forms da pagina</text:p>
      <text:p text:style-name="P35"/>
      <text:p text:style-name="P39"><text:span text:style-name="T1">document.forms.item( <text:s/>) </text:span><text:s/>- Captura um formulario pela posição</text:p>
      <text:p text:style-name="P39"/>
      <text:p text:style-name="P39"><text:span text:style-name="T1">document.forms.namedItem(“ “) </text:span><text:s/>- Captura um formulario pelo name=” “</text:p>
      <text:p text:style-name="P39"/>
      <text:p text:style-name="P39"><text:span text:style-name="T1">document.forms[ <text:s/>].elements[ <text:s/>] </text:span><text:s/>- Captura um input de um formulario e o formulario pela posição</text:p>
      <text:p text:style-name="P39"/>
      <text:p text:style-name="P39"><text:span text:style-name="T1">new Date( <text:s/>) </text:span><text:s/>- Cria um novo objeto do tipo Date</text:p>
      <text:p text:style-name="P39"/>
      <text:p text:style-name="P39"><text:span text:style-name="T1">.getDate( <text:s/>) </text:span><text:s/>- <text:span text:style-name="T135">Retorna o dia do mês atual</text:span> (.set para alterar)</text:p>
      <text:p text:style-name="P39"/>
      <text:p text:style-name="P39"><text:span text:style-name="T1">.getMonth( <text:s/>) </text:span><text:s/>- <text:span text:style-name="T135">Retorna o mês atual</text:span> (.set para alterar)</text:p>
      <text:p text:style-name="P39"/>
      <text:p text:style-name="P40"><text:span text:style-name="T1">.getFullYear( <text:s/>) </text:span><text:s/>- <text:span text:style-name="T135">Retorna o ano atual</text:span> (.set para alterar)</text:p>
      <text:p text:style-name="P39"/>
      <text:p text:style-name="P40"><text:span text:style-name="T1">.getDay( <text:s/>) </text:span><text:s/>- <text:span text:style-name="T135">Retorna o dia da semana atual</text:span> (.set para alterar)</text:p>
      <text:p text:style-name="P39"/>
      <text:p text:style-name="P40"><text:span text:style-name="T1">.getHours( <text:s/>) </text:span><text:s/>- <text:span text:style-name="T135">Retorna a hora atual</text:span> (.set para alterar)</text:p>
      <text:p text:style-name="P39"/>
      <text:p text:style-name="P40"><text:span text:style-name="T1">.getMinutes( <text:s/>) </text:span><text:s/>- <text:span text:style-name="T135">Retorna o minuto atual</text:span> (.set para alterar)</text:p>
      <text:p text:style-name="P39"/>
      <text:p text:style-name="P39"><text:span text:style-name="T1">.getSeconds( <text:s/>) </text:span><text:s/>- <text:span text:style-name="T135">Retorna o segundo </text:span><text:span text:style-name="T136">atual</text:span> (.set para alterar)</text:p>
      <text:p text:style-name="P39"/>
      <text:p text:style-name="P41"><text:span text:style-name="T1">.toDateString( <text:s/>) </text:span><text:s/>- <text:span text:style-name="T136">Retorna o dia do mês atual por estenço</text:span></text:p>
      <text:p text:style-name="P39"/>
      <text:p text:style-name="P39"><text:span text:style-name="T1">.toLocaleDateString( <text:s/>) </text:span><text:s/>- <text:span text:style-name="T136">Retorna a data atual no formato padrão</text:span></text:p>
      <text:p text:style-name="P39"/>
      <text:p text:style-name="P41"><text:span text:style-name="T1">.toLocaleString( <text:s/>) </text:span><text:s/>- <text:s/><text:span text:style-name="T136">Retorna as horas e a data atual no formato padrão</text:span></text:p>
      <text:p text:style-name="P35"/>
      <text:p text:style-name="P42"><text:soft-page-break/><text:span text:style-name="T1">Math.E </text:span><text:s/>- Retorna o numero Euler</text:p>
      <text:p text:style-name="P42"/>
      <text:p text:style-name="P42"><text:span text:style-name="T1">Math.PI </text:span><text:s/>- Retorna o numero PI</text:p>
      <text:p text:style-name="P42"/>
      <text:p text:style-name="P42"><text:span text:style-name="T1">Math.SQRT2 </text:span><text:s/>- Retorna a raiz quadrada de 2</text:p>
      <text:p text:style-name="P42"/>
      <text:p text:style-name="P42"><text:span text:style-name="T1">Math.SQRT1_2 </text:span><text:s/>- Retorna a raiz quadrada de ½</text:p>
      <text:p text:style-name="P42"/>
      <text:p text:style-name="P42"><text:span text:style-name="T1">Math.LN2 </text:span><text:s/>- Retorna o logaritmo natural de 2</text:p>
      <text:p text:style-name="P42"/>
      <text:p text:style-name="P42"><text:span text:style-name="T1">Math.LN10 </text:span><text:s/>- Retorna o logaritmo natural de 10</text:p>
      <text:p text:style-name="P42"/>
      <text:p text:style-name="P42"><text:span text:style-name="T1">Math.LOG2E </text:span><text:s/>- Retorna a base 2 do logaritmo de E</text:p>
      <text:p text:style-name="P42"/>
      <text:p text:style-name="P42"><text:span text:style-name="T1">Math.LOG10E </text:span><text:s/>- Retorna a base decimal do logaritmo de E<text:tab/></text:p>
      <text:p text:style-name="P35"/>
      <text:p text:style-name="P1"><text:span text:style-name="T4">Math.abs(x) </text:span><text:span text:style-name="T138"><text:s/>- </text:span>Retorna o valor absoluto de X</text:p>
      <text:p text:style-name="P1"/>
      <text:p text:style-name="P1"><text:span text:style-name="T4">Math.acos(x) </text:span><text:span text:style-name="T138"><text:s/>- </text:span>Retorna o arco cosseno de X</text:p>
      <text:p text:style-name="P1"/>
      <text:p text:style-name="P1"><text:span text:style-name="T4">Math.asin(x) </text:span><text:span text:style-name="T138"><text:s/>- </text:span>Retorna o arco seno de X</text:p>
      <text:p text:style-name="P1"/>
      <text:p text:style-name="P1"><text:span text:style-name="T4">Math.atan(x) </text:span><text:span text:style-name="T138"><text:s/>- </text:span>Retorna o arco tangente de X como um valor numérico entre PI/2 e PI/2 radiano</text:p>
      <text:p text:style-name="P1"/>
      <text:p text:style-name="P1"><text:span text:style-name="T4">Math.</text:span><text:span text:style-name="T5">atan2(y,x)</text:span><text:span text:style-name="T4"> </text:span><text:span text:style-name="T138"><text:s/>- Retorna o arco tangente do quociente dos argumentos <text:s/></text:span><text:span text:style-name="T139">Y</text:span><text:span text:style-name="T138"> e </text:span><text:span text:style-name="T139">X</text:span></text:p>
      <text:p text:style-name="P2"/>
      <text:p text:style-name="P1"><text:span text:style-name="T4">Math.</text:span><text:span text:style-name="T5">ceil(x)</text:span><text:span text:style-name="T4"> </text:span><text:span text:style-name="T138"><text:s/>- Retorna o valor de X arredondado para cima</text:span></text:p>
      <text:p text:style-name="P3"/>
      <text:p text:style-name="P1"><text:span text:style-name="T4">Math.</text:span><text:span text:style-name="T5">cos(x)</text:span><text:span text:style-name="T4"> </text:span><text:span text:style-name="T138"><text:s/>- Retorna o cosseno de </text:span><text:span text:style-name="T139">X</text:span><text:span text:style-name="T138"> em radianos</text:span></text:p>
      <text:p text:style-name="P3"/>
      <text:p text:style-name="P1"><text:span text:style-name="T4">Math.</text:span><text:span text:style-name="T5">exp(x)</text:span><text:span text:style-name="T4"> </text:span><text:span text:style-name="T138"><text:s/>- Retorna o valor de </text:span><text:span text:style-name="T140">Math.</text:span><text:span text:style-name="T138">E </text:span><text:span text:style-name="T140">elevado a X</text:span></text:p>
      <text:p text:style-name="P4"/>
      <text:p text:style-name="P1"><text:span text:style-name="T4">Math.</text:span><text:span text:style-name="T5">floor(x)</text:span><text:span text:style-name="T4"> </text:span><text:span text:style-name="T138"><text:s/>- Retorna o valor de X arredondado para baixo</text:span></text:p>
      <text:p text:style-name="P3"/>
      <text:p text:style-name="P1"><text:span text:style-name="T4">Math.</text:span><text:span text:style-name="T5">log(x)</text:span><text:span text:style-name="T4"> </text:span><text:span text:style-name="T138"><text:s/>- Retorna o logaritmo natural (base </text:span><text:span text:style-name="T140">Math.</text:span><text:span text:style-name="T138">E) de </text:span><text:span text:style-name="T139">X</text:span></text:p>
      <text:p text:style-name="P2"/>
      <text:p text:style-name="P1"><text:span text:style-name="T4">Math.</text:span><text:span text:style-name="T5">max(x, y, z, …)</text:span><text:span text:style-name="T4"> </text:span><text:span text:style-name="T138"><text:s/>- Retorna o maior valor dos argumentos</text:span></text:p>
      <text:p text:style-name="P3"/>
      <text:p text:style-name="P1"><text:span text:style-name="T4">Math.</text:span><text:span text:style-name="T5">min(x, y, z, …)</text:span><text:span text:style-name="T4"> </text:span><text:span text:style-name="T138"><text:s/>- Retorna o menor valor dos argumentos</text:span></text:p>
      <text:p text:style-name="P3"/>
      <text:p text:style-name="P1"><text:span text:style-name="T4">Math.</text:span><text:span text:style-name="T5">pow(x, y)</text:span><text:span text:style-name="T4"> </text:span><text:span text:style-name="T138"><text:s/>- Retorna o valor de </text:span><text:span text:style-name="T139">X</text:span><text:span text:style-name="T138"> elevado a </text:span><text:span text:style-name="T139">Y</text:span></text:p>
      <text:p text:style-name="P2"/>
      <text:p text:style-name="P1"><text:span text:style-name="T4">Math.</text:span><text:span text:style-name="T5">random( <text:s/>)</text:span><text:span text:style-name="T4"> </text:span><text:span text:style-name="T138"><text:s/>- Retorna um número aleatório entre 0 e 1</text:span></text:p>
      <text:p text:style-name="P3"/>
      <text:p text:style-name="P17"><text:span text:style-name="T146">Math.random( <text:s/>)*</text:span><text:span text:style-name="T147">num</text:span><text:span text:style-name="T146"> </text:span><text:span text:style-name="T138"><text:s/>- </text:span><text:span text:style-name="T141">Retorna um numero aleatorio entre 0 e o numero especificado</text:span></text:p>
      <text:p text:style-name="P17"><text:soft-page-break/><text:span text:style-name="T146">Math.floor(Math.random( <text:s/>)*</text:span><text:span text:style-name="T147">num</text:span><text:span text:style-name="T146">) </text:span><text:span text:style-name="T138"><text:s/>- </text:span><text:span text:style-name="T141">Retorna um numero arredondado aleatorio entre 0 e o numero especificado</text:span></text:p>
      <text:p text:style-name="P5"/>
      <text:p text:style-name="P1"><text:span text:style-name="T4">Math.</text:span><text:span text:style-name="T5">round(x)</text:span><text:span text:style-name="T4"> </text:span><text:span text:style-name="T138"><text:s/>- Retorna o inteiro mais próximo, arredonda para cima ou para baixo</text:span></text:p>
      <text:p text:style-name="P3"/>
      <text:p text:style-name="P1"><text:span text:style-name="T4">Math.</text:span><text:span text:style-name="T5">sin(x)</text:span><text:span text:style-name="T4"> </text:span><text:span text:style-name="T138"><text:s/>- Retorna o seno de </text:span><text:span text:style-name="T139">X</text:span><text:span text:style-name="T138"> em radianos</text:span></text:p>
      <text:p text:style-name="P3"/>
      <text:p text:style-name="P1"><text:span text:style-name="T4">Math.</text:span><text:span text:style-name="T5">sqrt(x)</text:span><text:span text:style-name="T4"> </text:span><text:span text:style-name="T138"><text:s/>- Retorna a raiz quadrada de </text:span><text:span text:style-name="T139">X</text:span></text:p>
      <text:p text:style-name="P2"/>
      <text:p text:style-name="P43"><text:span text:style-name="T41">Math.</text:span><text:span text:style-name="T42">tan(x)</text:span><text:span text:style-name="T41"> </text:span><text:span text:style-name="T84"><text:s/>- Retorna a tangente do ângulo </text:span><text:span text:style-name="T85">X</text:span></text:p>
      <text:p text:style-name="P35"/>
      <text:p text:style-name="P44"><text:span text:style-name="T1">keydown </text:span><text:s/>- <text:span text:style-name="T148">Evento quando uma tecla é pressionada</text:span></text:p>
      <text:p text:style-name="P44"/>
      <text:p text:style-name="P44"><text:span text:style-name="T1">.key </text:span><text:s/>- <text:span text:style-name="T148">Retorna a tecla pressionada</text:span></text:p>
      <text:p text:style-name="P44"/>
      <text:p text:style-name="P44"><text:span text:style-name="T1">requestAnimationFrame( <text:s/>) </text:span><text:s/>- <text:span text:style-name="T148">Executa uma animação com frames automaticos, ou seja, executa uma função em loop com tempo definido automaticamente</text:span></text:p>
      <text:p text:style-name="P44"/>
      <text:p text:style-name="P44"><text:span text:style-name="T1">cancelAnimationFrame </text:span><text:s/>- <text:span text:style-name="T148">Interrompe uma animação</text:span></text:p>
      <text:p text:style-name="P35"/>
      <text:p text:style-name="P45"><text:span text:style-name="T1">.hasAttribute(“ “) </text:span><text:s/>- Verifica se um elemento possui um atributo especifico</text:p>
      <text:p text:style-name="P35"/>
      <text:p text:style-name="P45"><text:span text:style-name="T1">.removeAttribute(“ “) </text:span><text:s/>- Remove um atributo especifico de um elemento</text:p>
      <text:p text:style-name="P45"/>
      <text:p text:style-name="P46"><text:span text:style-name="T1">.charAt( <text:s/>) </text:span><text:s/>- Retorna <text:span text:style-name="T149">o</text:span> caractere <text:span text:style-name="T87">que esta na posição </text:span><text:span text:style-name="T88">especificada</text:span></text:p>
      <text:p text:style-name="P35"/>
      <text:p text:style-name="P36"><text:span text:style-name="T1">.</text:span><text:span text:style-name="T6">charCodeAt( <text:s/>) </text:span><text:span text:style-name="T149"><text:s/>- R</text:span><text:span text:style-name="T87">etorna o codigo do caractere que esta na posição </text:span><text:span text:style-name="T88">especificada</text:span></text:p>
      <text:p text:style-name="P35"/>
      <text:p text:style-name="P47"><text:span text:style-name="T1">fromCharCode( <text:s/>) </text:span><text:s/>- <text:s/><text:span text:style-name="T87">Retorna o caractere apartir do codigo </text:span><text:span text:style-name="T86">especificado</text:span></text:p>
      <text:p text:style-name="P35"/>
      <text:p text:style-name="P35"><text:span text:style-name="T1">.</text:span><text:span text:style-name="T7">concat( <text:s/>) </text:span><text:span text:style-name="T150"><text:s/>- Concatena strings </text:span></text:p>
      <text:p text:style-name="P35"/>
      <text:p text:style-name="P35"><text:span text:style-name="T1">.</text:span><text:span text:style-name="T7">lastIndexOf(“ “) </text:span><text:span text:style-name="T150"><text:s/>- Retorna a posição do ultimo caractere encontrado ou -1</text:span></text:p>
      <text:p text:style-name="P35"/>
      <text:p text:style-name="P47"><text:span text:style-name="T1">.localeCompare( <text:s/>) </text:span><text:s/>- Compara duas strings e verifica se são iguais, retornando 0 ou -1</text:p>
      <text:p text:style-name="P47"/>
      <text:p text:style-name="P47"><text:span text:style-name="T1">.slice( <text:s/>) </text:span><text:s/>- Corta e captura <text:span text:style-name="T151">apartir de uma posição inicial e final</text:span></text:p>
      <text:p text:style-name="P35"/>
      <text:p text:style-name="P37"><text:span text:style-name="T1">.</text:span><text:span text:style-name="T8">split(“ “) </text:span><text:span text:style-name="T151"><text:s/>- </text:span><text:span text:style-name="T152">Divide uma string apartir de um caractere especificado e retorna as divisões em um array</text:span></text:p>
      <text:p text:style-name="P37"/>
      <text:p text:style-name="P38"><text:span text:style-name="T1">.</text:span><text:span text:style-name="T9">substring( <text:s/>) </text:span><text:span text:style-name="T152"><text:s/>- Semelhante ao slice </text:span><text:span text:style-name="T153">vai cortar e capturar uma string da posição inicial até a posição final</text:span></text:p>
      <text:p text:style-name="P38"/>
      <text:p text:style-name="P38"><text:span text:style-name="T1">.</text:span><text:span text:style-name="T10">trim( <text:s/>) </text:span><text:span text:style-name="T153"><text:s/>- Remove espaços antes e depois de uma string</text:span></text:p>
      <text:p text:style-name="P38"/>
      <text:p text:style-name="P6"><text:soft-page-break/><text:span text:style-name="T1">.startsWith(“ “) </text:span><text:s/>- <text:span text:style-name="T155">Verifica se uma string começa com os caracteres especificados e retorna true ou false</text:span></text:p>
      <text:p text:style-name="P38"/>
      <text:p text:style-name="P7"><text:span text:style-name="T1">.endsWith(“ “) </text:span><text:s/>- <text:span text:style-name="T155">Verifica se uma string </text:span><text:span text:style-name="T156">termina</text:span><text:span text:style-name="T155"> com os caracteres especificados e retorna true ou false</text:span></text:p>
      <text:p text:style-name="P38"/>
      <text:p text:style-name="P18">.includes(“ “) <text:span text:style-name="T137"><text:s/>- Determina se um array contêm determinado </text:span><text:span text:style-name="T143">item</text:span><text:span text:style-name="T137">, ou se uma string possui os caracteres especificados</text:span></text:p>
      <text:p text:style-name="P38"/>
      <text:p text:style-name="P19">.repeat( <text:s/>) <text:span text:style-name="T137"><text:s/>- </text:span><text:span text:style-name="T142">C</text:span><text:span text:style-name="T137">oncatena uma mesma string determinado numero de vezes</text:span></text:p>
      <text:p text:style-name="P20"/>
      <text:p text:style-name="P8"><text:span text:style-name="T11">.search(“ ”) </text:span><text:span text:style-name="T154"><text:s/>- Busca uma ocorrencia e retorna a posição do primeiro caractere encontrado</text:span></text:p>
      <text:p text:style-name="P38"/>
      <text:p text:style-name="P9"><text:span text:style-name="T1">.valueOf( <text:s/>) </text:span><text:s/>- <text:span text:style-name="T156">R</text:span>etornar o valor primitivo do objeto especificado <text:span text:style-name="T157">ou o valor original</text:span></text:p>
      <text:p text:style-name="P38"/>
      <text:p text:style-name="P21">.fromCodePoint( <text:s/>) <text:span text:style-name="T137"><text:s/>- Retorna / transforma o codigo ascii em caractere</text:span></text:p>
      <text:p text:style-name="P48"/>
      <text:p text:style-name="P49"><text:span text:style-name="T1">window.open( <text:s/>) </text:span><text:s/>- Abre e configura a abertura de uma nova janela a partir de uma url</text:p>
      <text:p text:style-name="P38"/>
      <text:p text:style-name="P38"><text:span text:style-name="T1">.</text:span><text:span text:style-name="T12">close( <text:s/>) </text:span><text:span text:style-name="T158"><text:s/>- Fecha uma janela aberta a partir de uma variavel</text:span></text:p>
      <text:p text:style-name="P35"/>
      <text:p text:style-name="P10"><text:span text:style-name="T13">window.innerWidth </text:span><text:span text:style-name="T159"><text:s/>- </text:span><text:span text:style-name="T158"><text:s/></text:span>Retorna a largura interna da janela</text:p>
      <text:p text:style-name="P35"/>
      <text:p text:style-name="P50"><text:span text:style-name="T44">window.innerHeight </text:span><text:span text:style-name="T89"><text:s/>- </text:span><text:span text:style-name="T86">Retorna a altura interna da janela</text:span></text:p>
      <text:p text:style-name="P51"/>
      <text:p text:style-name="P11"><text:span text:style-name="T1">window.outerWidth </text:span><text:s/>- Retorna a largura total da janela</text:p>
      <text:p text:style-name="P51"/>
      <text:p text:style-name="P11"><text:span text:style-name="T1">window.outerHeight </text:span><text:s/>- Retorna a altura total da janela</text:p>
      <text:p text:style-name="P51"/>
      <text:p text:style-name="P11"><text:span text:style-name="T1">window.screenX </text:span><text:s/>- Retorna o posicionamento X (horizontal) da jenala</text:p>
      <text:p text:style-name="P51"/>
      <text:p text:style-name="P11"><text:span text:style-name="T1">window.screenY </text:span><text:s/>- Retorna o posicionamento Y (vertical) da jenala</text:p>
      <text:p text:style-name="P51"/>
      <text:p text:style-name="P52"><text:span text:style-name="T45">window.</text:span><text:span text:style-name="T46">scrollBy(x, y) </text:span><text:s/>- <text:span text:style-name="T160">Posiciona a pagina </text:span><text:span text:style-name="T91">em uma determinada posição </text:span><text:span text:style-name="T92">X e Y</text:span></text:p>
      <text:p text:style-name="P51"/>
      <text:p text:style-name="P52"><text:span text:style-name="T47">window.length </text:span><text:s/>- <text:s/><text:span text:style-name="T90">Informa a quantidade de </text:span><text:span text:style-name="T93">i</text:span><text:span text:style-name="T90">frames que tem dentro da pagina</text:span></text:p>
      <text:p text:style-name="P51"/>
      <text:p text:style-name="P12"><text:span text:style-name="T14">window.frames </text:span><text:s/>- <text:span text:style-name="T160">Retorna um array com todos os iframes da pagina</text:span></text:p>
      <text:p text:style-name="P51"/>
      <text:p text:style-name="P53"><text:span text:style-name="T48">navigator.cookieEnabled </text:span><text:s/>- <text:s/><text:span text:style-name="T94">Verifica se tem cookies habilitados e retorna true ou false</text:span></text:p>
      <text:p text:style-name="P51"/>
      <text:p text:style-name="P53"><text:span text:style-name="T49">navigator.geolocation </text:span><text:s/>- <text:s/><text:span text:style-name="T95">Verifica se a geolocalização esta habilitada e retorna o objeto ou undefined</text:span></text:p>
      <text:p text:style-name="P51"/>
      <text:p text:style-name="P53"><text:span text:style-name="T49">navigator.geolocation.getCurrentPosition( <text:s/></text:span><text:span text:style-name="T50">) </text:span><text:s/><text:span text:style-name="T95">- </text:span><text:span text:style-name="T94">Retorna a localização geografica </text:span><text:span text:style-name="T95">do browser</text:span></text:p>
      <text:p text:style-name="P51"><text:soft-page-break/></text:p>
      <text:p text:style-name="P53"><text:span text:style-name="T49">.coords </text:span><text:s/>- <text:span text:style-name="T161">R</text:span><text:span text:style-name="T95">etorna a latitude e a longitude</text:span></text:p>
      <text:p text:style-name="P51"/>
      <text:p text:style-name="P53"><text:span text:style-name="T49">.coords.latitude </text:span><text:s/>- <text:span text:style-name="T161">Captura a latitude</text:span></text:p>
      <text:p text:style-name="P53"/>
      <text:p text:style-name="P53"><text:span text:style-name="T49">.coords.longitude </text:span><text:s/>- <text:span text:style-name="T161">Captura a longitude</text:span></text:p>
      <text:p text:style-name="P51"/>
      <text:p text:style-name="P53"><text:span text:style-name="T51">navigator.language </text:span><text:s/>- <text:s/><text:span text:style-name="T96">Retorna o idioma do browser</text:span></text:p>
      <text:p text:style-name="P51"/>
      <text:p text:style-name="P53"><text:span text:style-name="T51">navigator.onLine </text:span><text:s/>- <text:s/><text:span text:style-name="T96">Verifica se o browser esta online e retorna true ou false</text:span></text:p>
      <text:p text:style-name="P51"/>
      <text:p text:style-name="P53"><text:span text:style-name="T51">navigator.userAgent </text:span><text:s/>- <text:s/><text:span text:style-name="T96">Retorna qual agente foi enviado p</text:span><text:span text:style-name="T97">a</text:span><text:span text:style-name="T96">r</text:span><text:span text:style-name="T97">a </text:span><text:span text:style-name="T96">o browser pelo servidor</text:span></text:p>
      <text:p text:style-name="P51"/>
      <text:p text:style-name="P54"><text:span text:style-name="T52">screen.width </text:span><text:s/>- <text:span text:style-name="T98">Retorna a largura </text:span><text:span text:style-name="T99">disponivel</text:span><text:span text:style-name="T98"> da tela</text:span></text:p>
      <text:p text:style-name="P51"><text:s/></text:p>
      <text:p text:style-name="P54"><text:span text:style-name="T52">screen.height </text:span><text:s/>- <text:span text:style-name="T98">Retorna a altura </text:span><text:span text:style-name="T99">disponivel </text:span><text:span text:style-name="T98">da tela </text:span></text:p>
      <text:p text:style-name="P51"><text:s/></text:p>
      <text:p text:style-name="P54"><text:span text:style-name="T52">screen.avail</text:span><text:span text:style-name="T53">W</text:span><text:span text:style-name="T52">idth </text:span><text:s/>- <text:span text:style-name="T99">Retorna a largura da tela ao todo</text:span></text:p>
      <text:p text:style-name="P54"/>
      <text:p text:style-name="P54"><text:span text:style-name="T52">screen.avail</text:span><text:span text:style-name="T53">H</text:span><text:span text:style-name="T52">eight </text:span><text:s/>- <text:span text:style-name="T99">Retorna a altura da tela ao todo</text:span></text:p>
      <text:p text:style-name="P51"><text:s/></text:p>
      <text:p text:style-name="P54"><text:span text:style-name="T99"><text:s/></text:span><text:span text:style-name="T53">screen.colorDepth </text:span><text:s/>- <text:span text:style-name="T99">Retorna a profundidade em bits da paleta de cor pra exibir imagens</text:span></text:p>
      <text:p text:style-name="P51"><text:s/></text:p>
      <text:p text:style-name="P54"><text:span text:style-name="T53">screen.pixelDepth </text:span><text:s/>- <text:span text:style-name="T99">Retorna a resolução da cor em bits por cada pixel da tela</text:span></text:p>
      <text:p text:style-name="P51"><text:s/></text:p>
      <text:p text:style-name="P54"><text:span text:style-name="T54">history.length</text:span> - <text:span text:style-name="T100">Retorna o tamanho do historico</text:span></text:p>
      <text:p text:style-name="P51"><text:s/></text:p>
      <text:p text:style-name="P54"><text:span text:style-name="T54">history.back( <text:s/>)</text:span> - <text:span text:style-name="T100">Volta pra pagina anterior </text:span></text:p>
      <text:p text:style-name="P51"><text:s/></text:p>
      <text:p text:style-name="P55"><text:span text:style-name="T54">history.forward( <text:s/>)</text:span> - <text:span text:style-name="T100">Avança pra próxima pagina</text:span></text:p>
      <text:p text:style-name="P51"><text:s/></text:p>
      <text:p text:style-name="P55"><text:span text:style-name="T54">history.go( <text:s/>)</text:span> - <text:span text:style-name="T100">Permite avançar ou retroceder determinado numero de elementos do historico</text:span></text:p>
      <text:p text:style-name="P51"><text:s/></text:p>
      <text:p text:style-name="P56"><text:span text:style-name="T55">location </text:span><text:s/>- <text:span text:style-name="T173">Retorna informações sobre a URL</text:span></text:p>
      <text:p text:style-name="P56"/>
      <text:p text:style-name="P56"><text:span text:style-name="T56">location = “ “ </text:span><text:s/>- <text:span text:style-name="T173">Redireciona para outra URL (</text:span><text:span text:style-name="T101">site/link</text:span><text:span text:style-name="T173">)</text:span></text:p>
      <text:p text:style-name="P51"><text:s/></text:p>
      <text:p text:style-name="P56"><text:span text:style-name="T57">location.hash </text:span><text:s/>- <text:span text:style-name="T173">Retorna a hashtag e tudo o que estiver depois dela em uma URL</text:span></text:p>
      <text:p text:style-name="P51"><text:s/></text:p>
      <text:p text:style-name="P56"><text:span text:style-name="T58">location.href </text:span><text:s/>- <text:span text:style-name="T173">Retorna a URL</text:span></text:p>
      <text:p text:style-name="P51"><text:s/></text:p>
      <text:p text:style-name="P56"><text:span text:style-name="T58">location.href = “ “ </text:span><text:s/>- <text:span text:style-name="T173">Redireciona para outra URL (</text:span><text:span text:style-name="T101">site/link</text:span><text:span text:style-name="T173">)</text:span></text:p>
      <text:p text:style-name="P51"><text:s/></text:p>
      <text:p text:style-name="P56"><text:span text:style-name="T59">location.origin </text:span><text:s/>- <text:s/><text:span text:style-name="T173">R</text:span><text:span text:style-name="T102">etorna o protocolo, hostname e o numero da porta</text:span></text:p>
      <text:p text:style-name="P51"/>
      <text:p text:style-name="P56"><text:soft-page-break/><text:span text:style-name="T60">location.pathname </text:span><text:s/>- <text:span text:style-name="T103">Retorna o caminho, tudo o que estiver depois do protocolo e do hostname</text:span></text:p>
      <text:p text:style-name="P51"/>
      <text:p text:style-name="P56"><text:span text:style-name="T60">location.port </text:span><text:s/>- <text:span text:style-name="T103">Retorna o numero da porta</text:span></text:p>
      <text:p text:style-name="P56"/>
      <text:p text:style-name="P56"><text:span text:style-name="T60">location.protocol </text:span><text:s/>- <text:span text:style-name="T103">Retorna o protocolo da </text:span><text:span text:style-name="T106">URL</text:span></text:p>
      <text:p text:style-name="P51"/>
      <text:p text:style-name="P56"><text:span text:style-name="T60">location.search </text:span><text:s/>- <text:span text:style-name="T173">Retorna a interrogação e tudo o que estiver depois dela em uma URL</text:span></text:p>
      <text:p text:style-name="P51"/>
      <text:p text:style-name="P56"><text:span text:style-name="T61">location.assign(“ “) </text:span><text:s/>- <text:span text:style-name="T173">C</text:span><text:span text:style-name="T104">arrega um</text:span><text:span text:style-name="T105">a</text:span><text:span text:style-name="T104"> nov</text:span><text:span text:style-name="T105">a</text:span><text:span text:style-name="T104"> </text:span><text:span text:style-name="T105">pagina ou site</text:span></text:p>
      <text:p text:style-name="P56"/>
      <text:p text:style-name="P56"><text:span text:style-name="T62">location.replace(“ “) </text:span><text:s/>- <text:span text:style-name="T173">C</text:span><text:span text:style-name="T104">arregar um</text:span><text:span text:style-name="T105">a</text:span><text:span text:style-name="T104"> nov</text:span><text:span text:style-name="T105">a</text:span><text:span text:style-name="T104"> </text:span><text:span text:style-name="T105">pagina ou site </text:span><text:span text:style-name="T106">e remove a anterior do historico</text:span></text:p>
      <text:p text:style-name="P56"/>
      <text:p text:style-name="P56"><text:span text:style-name="T62">location.reload( <text:s/>) </text:span><text:s/>- <text:span text:style-name="T173">R</text:span><text:span text:style-name="T107">ecarrega a pagina</text:span></text:p>
      <text:p text:style-name="P56"/>
      <text:p text:style-name="P57"><text:span text:style-name="T63">localStorage.setItem(“ “, “ ”) </text:span><text:s/>- <text:span text:style-name="T108">Define </text:span><text:span text:style-name="T111">ou altera</text:span><text:span text:style-name="T108"> um conjunto chave : valor </text:span></text:p>
      <text:p text:style-name="P13">(vale para o sessionStorage)</text:p>
      <text:p text:style-name="P14"/>
      <text:p text:style-name="P57"><text:span text:style-name="T64">localStorage.getItem(“ ”) </text:span><text:s/>- <text:span text:style-name="T174">Retorna</text:span><text:span text:style-name="T108"> </text:span><text:span text:style-name="T110">o valor de uma chave </text:span><text:span text:style-name="T112">(vale para o sessionStorage)</text:span></text:p>
      <text:p text:style-name="P51"/>
      <text:p text:style-name="P57"><text:span text:style-name="T64">localStorage.removeItem(“ ”) </text:span><text:s/>- <text:span text:style-name="T108">Remove </text:span><text:span text:style-name="T109">um conjunto </text:span><text:span text:style-name="T111">chave : valor </text:span><text:span text:style-name="T112">pela chave</text:span></text:p>
      <text:p text:style-name="P13">(vale para o sessionStorage)</text:p>
      <text:p text:style-name="P51"/>
      <text:p text:style-name="P82"><text:span text:style-name="T162">localStorage.clear( <text:s/>) </text:span><text:s/>- Limpa todo o Local Storage <text:span text:style-name="T86">(vale para o sessionStorage)</text:span></text:p>
      <text:p text:style-name="P51"/>
      <text:p text:style-name="P82"><text:span text:style-name="T162">localStorage.key( <text:s/>) </text:span><text:s/>- Pesquisa e retorna uma chave ou retorna null </text:p>
      <text:p text:style-name="P13">(vale para o sessionStorage)</text:p>
      <text:p text:style-name="P51"/>
      <text:p text:style-name="P58"><text:span text:style-name="T65">document</text:span><text:span text:style-name="T66">.createAttribute(“ “) </text:span><text:s/>- <text:span text:style-name="T113">Cria um novo atributo</text:span></text:p>
      <text:p text:style-name="P58"/>
      <text:p text:style-name="P58"><text:span text:style-name="T67">.value = “ “ </text:span><text:s/>- <text:span text:style-name="T114">Define um valor para o novo atributo</text:span></text:p>
      <text:p text:style-name="P51"/>
      <text:p text:style-name="P58"><text:span text:style-name="T67">.setAttributeNode( <text:s/>) </text:span><text:s/>- <text:span text:style-name="T114">Adiciona ou substitui o novo atributo no elemento especificado</text:span></text:p>
      <text:p text:style-name="P58"/>
      <text:p text:style-name="P58"><text:span text:style-name="T68">.getAttribute(“ ”) </text:span><text:s/>- <text:span text:style-name="T115">Retorna o valor de um determinado atributo </text:span><text:span text:style-name="T116">em um determinado elemento</text:span></text:p>
      <text:p text:style-name="P22"/>
      <text:p text:style-name="P58"><text:span text:style-name="T69">.insertBefore( <text:s/>) </text:span><text:s/>- <text:span text:style-name="T176">Adiciona um novo elemento antes de algo</text:span></text:p>
      <text:p text:style-name="P22"/>
      <text:p text:style-name="P58"><text:span text:style-name="T69">.childNodes.length </text:span><text:s/>- <text:span text:style-name="T176">Conta </text:span><text:span text:style-name="T117">os elementos filhos de determinado elemento</text:span></text:p>
      <text:p text:style-name="P51"/>
      <text:p text:style-name="P58"><text:span text:style-name="T69">.childNodes </text:span><text:s/>- <text:span text:style-name="T176">R</text:span><text:span text:style-name="T118">etorna uma lista com os elementos filhos</text:span></text:p>
      <text:p text:style-name="P51"/>
      <text:p text:style-name="P59"><text:span text:style-name="T70">.replaceChild( <text:s/>) </text:span><text:s/>- <text:span text:style-name="T177">S</text:span><text:span text:style-name="T119">ubstitui um elemento </text:span><text:span text:style-name="T120">filho</text:span><text:span text:style-name="T119"> por outro elemento</text:span></text:p>
      <text:p text:style-name="P51"/>
      <text:p text:style-name="P59"><text:soft-page-break/><text:span text:style-name="T71">.createTextNode(“ “) </text:span><text:span text:style-name="T121"><text:s/></text:span>- <text:span text:style-name="T121">Cria um texto que é armazenado em uma variavel, essa variavel pode ser inserida como filho de um elemento</text:span></text:p>
      <text:p text:style-name="P23"/>
      <text:p text:style-name="P83"><text:span text:style-name="T43">.parentNode </text:span><text:span text:style-name="T86"><text:s/>- </text:span><text:span text:style-name="T121">Retorna o elemento pai</text:span></text:p>
      <text:p text:style-name="P15"/>
      <text:p text:style-name="P15"><text:span text:style-name="T1">.parentNode.nodeName </text:span><text:s/>- Retorna o nome do elemento pai</text:p>
      <text:p text:style-name="P51"/>
      <text:p text:style-name="P59"><text:span text:style-name="T72">.remove( <text:s/>) </text:span><text:s/>- <text:span text:style-name="T121">Remove </text:span><text:span text:style-name="T120">um</text:span><text:span text:style-name="T121"> elemento</text:span></text:p>
      <text:p text:style-name="P51"/>
      <text:p text:style-name="P59"><text:span text:style-name="T72">.removeChild( <text:s/>) </text:span><text:s/>- <text:span text:style-name="T121">Remove </text:span><text:span text:style-name="T122">um</text:span><text:span text:style-name="T121"> </text:span><text:span text:style-name="T122">determinado </text:span><text:span text:style-name="T121">elemento filho</text:span></text:p>
      <text:p text:style-name="P51"/>
      <text:p text:style-name="P59"><text:span text:style-name="T73">.hasFocus( <text:s/>) </text:span><text:s/>- <text:span text:style-name="T123">Retorna true ou false se a pagina ou algum elemento da pagina estiver em foco</text:span></text:p>
      <text:p text:style-name="P51"/>
      <text:p text:style-name="P60"><text:span text:style-name="T74">document.activeElement </text:span><text:s/>- <text:span text:style-name="T124">Retorna o elemento selecionado </text:span><text:span text:style-name="T125">ou</text:span><text:span text:style-name="T124"> ativo dentro da pagina</text:span></text:p>
      <text:p text:style-name="P61"/>
      <text:p text:style-name="P60"><text:span text:style-name="T74">document.activeElement.tagName </text:span><text:s/>- <text:span text:style-name="T124">Retorna o nome da tag do elemento </text:span><text:span text:style-name="T126">s</text:span><text:span text:style-name="T124">elecionado </text:span><text:span text:style-name="T125">ou</text:span><text:span text:style-name="T124"> ativo dentro da pagina</text:span></text:p>
      <text:p text:style-name="P61"/>
      <text:p text:style-name="P60"><text:span text:style-name="T74">document.activeElement.</text:span><text:span text:style-name="T75">id </text:span><text:s/>- <text:span text:style-name="T125">Retorna o id do elemento</text:span> <text:span text:style-name="T178">s</text:span><text:span text:style-name="T124">elecionado </text:span><text:span text:style-name="T125">ou</text:span><text:span text:style-name="T124"> ativo dentro da pagina</text:span></text:p>
      <text:p text:style-name="P62"/>
      <text:p text:style-name="P60"><text:span text:style-name="T74">document.activeElement.</text:span><text:span text:style-name="T75">value </text:span><text:s/>- <text:span text:style-name="T125">Retorna o value do elemento</text:span> <text:span text:style-name="T178">s</text:span><text:span text:style-name="T124">elecionado </text:span><text:span text:style-name="T125">ou</text:span><text:span text:style-name="T124"> ativo dentro da pagina</text:span></text:p>
      <text:p text:style-name="P51"/>
      <text:p text:style-name="P63"><text:span text:style-name="T76">.dataset. </text:span><text:s/>- <text:span text:style-name="T179">Altera ou retorna </text:span><text:span text:style-name="T127">o dataset d</text:span><text:span text:style-name="T128">e determinado</text:span><text:span text:style-name="T127"> </text:span><text:span text:style-name="T128">elemento</text:span></text:p>
      <text:p text:style-name="P63"/>
      <text:p text:style-name="P63"><text:span text:style-name="T76">.target </text:span><text:s/>- <text:span text:style-name="T179">Retorna o elemento que foi clicado</text:span></text:p>
      <text:p text:style-name="P63"/>
      <text:p text:style-name="P64"><text:span text:style-name="T77">.scrollIntoView( <text:s/>) </text:span><text:s/>- <text:span text:style-name="T180">Rola a pagina até um determinado elemento</text:span></text:p>
      <text:p text:style-name="P64"/>
      <text:p text:style-name="P16"><text:span text:style-name="T1">.hidden = “ “ </text:span><text:s/>- <text:span text:style-name="T180">Oculta ou não um elemento a partir de um valor booleano</text:span></text:p>
      <text:p text:style-name="P64"/>
      <text:p text:style-name="P65"><text:span text:style-name="T78">function* </text:span><text:s/>- <text:span text:style-name="T181">Cria uma função geradora</text:span></text:p>
      <text:p text:style-name="P51"/>
      <text:p text:style-name="P65"><text:span text:style-name="T79">.next( <text:s/>) </text:span><text:s/>- <text:span text:style-name="T181">Vai pra próxima iteração</text:span></text:p>
      <text:p text:style-name="P51"/>
      <text:p text:style-name="P65"><text:span text:style-name="T79">yield </text:span><text:s/>- <text:span text:style-name="T181">Permite a iteração do item</text:span></text:p>
      <text:p text:style-name="P51"/>
      <text:p text:style-name="P84"><text:span text:style-name="T1">new Map( <text:s/>) </text:span><text:s/>- Cria um objeto do tipo map (coleção de chave : valor)</text:p>
      <text:p text:style-name="P84"/>
      <text:p text:style-name="P84"><text:span text:style-name="T80">.set(“ “, “ “) </text:span><text:s/>- <text:span text:style-name="T183">Altera ou define um conjunto chave : valor </text:span><text:span text:style-name="T186">em um objeto map</text:span></text:p>
      <text:p text:style-name="P84"/>
      <text:p text:style-name="P86"><text:span text:style-name="T81">.get(“ “) </text:span><text:s/>- <text:span text:style-name="T183">Retorna o valor de uma chave </text:span><text:span text:style-name="T186">de um objeto map</text:span></text:p>
      <text:p text:style-name="P84"/>
      <text:p text:style-name="P85"><text:span text:style-name="T81">.size </text:span><text:s/>- <text:span text:style-name="T184">Retorna o tamanho do map</text:span></text:p>
      <text:p text:style-name="P51"><text:soft-page-break/><text:s/></text:p>
      <text:p text:style-name="P67"><text:span text:style-name="T82">.keys( <text:s/>) </text:span><text:s/>- <text:span text:style-name="T184">Retorna todas as chaves do map</text:span></text:p>
      <text:p text:style-name="P66"/>
      <text:p text:style-name="P67"><text:span text:style-name="T82">.has(“ “) </text:span><text:s/>- <text:span text:style-name="T185">Verifica se uma chave existe </text:span><text:span text:style-name="T186">no objeto map</text:span><text:span text:style-name="T185"> retornando true ou false</text:span></text:p>
      <text:p text:style-name="P66"/>
      <text:p text:style-name="P67"><text:span text:style-name="T81">.clear( <text:s/>) </text:span><text:s/>- <text:span text:style-name="T185">Limpa todo o map</text:span></text:p>
      <text:p text:style-name="P66"/>
      <text:p text:style-name="P67"><text:span text:style-name="T81">.delete(“ ”) </text:span><text:s/>- <text:span text:style-name="T185">Deleta um determinado conjunto a partir de uma chave </text:span><text:span text:style-name="T186">no objeto map</text:span></text:p>
      <text:p text:style-name="P51"/>
      <text:p text:style-name="P87"><text:span text:style-name="T1">new Set( <text:s/>) </text:span><text:s/>- <text:span text:style-name="T182">Cria </text:span><text:span text:style-name="T222">ou converte em</text:span><text:span text:style-name="T182"> um objeto do tipo </text:span><text:span text:style-name="T222">S</text:span>et<text:span text:style-name="T182"> (coleção de </text:span>valores<text:span text:style-name="T182">)</text:span></text:p>
      <text:p text:style-name="P94"/>
      <text:p text:style-name="P87"><text:span text:style-name="T1">.add( <text:s/>) </text:span><text:s/>- Adiciona valores em um objeto do tipo <text:span text:style-name="T223">S</text:span>et</text:p>
      <text:p text:style-name="P51"/>
      <text:p text:style-name="P68"><text:span text:style-name="T83">JSON.parse( <text:s/>) </text:span><text:s/>- <text:span text:style-name="T129">Converte o json em um </text:span><text:span text:style-name="T130">array de</text:span><text:span text:style-name="T129"> objeto</text:span><text:span text:style-name="T130">s</text:span></text:p>
      <text:p text:style-name="P51"/>
      <text:p text:style-name="P68"><text:span text:style-name="T83">JSON.stringify( <text:s/>) </text:span><text:s/>- <text:span text:style-name="T129">Converte um </text:span><text:span text:style-name="T130">array de</text:span><text:span text:style-name="T129"> objeto</text:span><text:span text:style-name="T130">s ou objeto</text:span><text:span text:style-name="T129"> em um json</text:span></text:p>
      <text:p text:style-name="P51"/>
      <text:p text:style-name="P69"><text:span text:style-name="T17">“use strict” </text:span><text:s/>- <text:span text:style-name="T187">Ativa o modo estrito</text:span></text:p>
      <text:p text:style-name="P51"/>
      <text:p text:style-name="P71"><text:span text:style-name="T15">.stopPropagation( <text:s/>) </text:span><text:s/>- <text:span text:style-name="T188">Para a propagação de um evento</text:span><text:span text:style-name="T190"> </text:span><text:span text:style-name="T189">em elementos filhos</text:span></text:p>
      <text:p text:style-name="P51"/>
      <text:p text:style-name="P71"><text:span text:style-name="T18">clearTimeout( <text:s/>) </text:span><text:s/>- <text:span text:style-name="T191">Encerra a execução do setTimeout</text:span></text:p>
      <text:p text:style-name="P71"/>
      <text:p text:style-name="P97"><text:span text:style-name="T39">clearInterval( <text:s/>) -</text:span> Encerra a execução do setInterval</text:p>
      <text:p text:style-name="P51"/>
      <text:p text:style-name="P71"><text:span text:style-name="T19">.children </text:span><text:s/>- <text:span text:style-name="T193">Retorna </text:span><text:span text:style-name="T192">todos </text:span><text:span text:style-name="T193">os </text:span><text:span text:style-name="T192">elementos</text:span><text:span text:style-name="T193"> filho</text:span></text:p>
      <text:p text:style-name="P51"/>
      <text:p text:style-name="P71"><text:span text:style-name="T16">.firstChild </text:span><text:s/>- <text:span text:style-name="T194">Retorna o primeiro filho </text:span><text:span text:style-name="T168">(</text:span><text:span text:style-name="T167">sendo </text:span><text:span text:style-name="T168">qualquer um)</text:span></text:p>
      <text:p text:style-name="P70"/>
      <text:p text:style-name="P71"><text:span text:style-name="T19">.firstElementChild </text:span><text:s/>- <text:span text:style-name="T193">Retorna o primeiro elemento filho</text:span></text:p>
      <text:p text:style-name="P51"/>
      <text:p text:style-name="P71"><text:span text:style-name="T164">.lastElementChild </text:span><text:s/>- <text:span text:style-name="T169">Retorna o ultimo elemento filho</text:span></text:p>
      <text:p text:style-name="P51"/>
      <text:p text:style-name="P71"><text:span text:style-name="T163">.lastChild </text:span><text:s/>- <text:span text:style-name="T167">Retorna o ultimo filho</text:span><text:span text:style-name="T170"> </text:span><text:span text:style-name="T168">(</text:span><text:span text:style-name="T167">sendo </text:span><text:span text:style-name="T168">qualquer um)</text:span></text:p>
      <text:p text:style-name="P70"/>
      <text:p text:style-name="P71"><text:span text:style-name="T20">document.getRootNode( <text:s/>) </text:span><text:s/>- <text:span text:style-name="T192">Retorna o nó raiz do documento</text:span></text:p>
      <text:p text:style-name="P51"/>
      <text:p text:style-name="P71"><text:span text:style-name="T20">.ownerDocument </text:span><text:s/>- <text:span text:style-name="T192">Retorna o proprietario do documento</text:span></text:p>
      <text:p text:style-name="P70"/>
      <text:p text:style-name="P72"><text:span text:style-name="T20">.hasChildNodes</text:span> - <text:span text:style-name="T192">Verifica se o elemento possui filhos e retorna true ou false</text:span></text:p>
      <text:p text:style-name="P51"/>
      <text:p text:style-name="P72"><text:span text:style-name="T21">.parentNode </text:span><text:s/>- <text:span text:style-name="T195">Retorna o pai</text:span></text:p>
      <text:p text:style-name="P70"/>
      <text:p text:style-name="P72"><text:span text:style-name="T21">.parentElement</text:span> - <text:span text:style-name="T195">Retorna o elemento pai</text:span></text:p>
      <text:p text:style-name="P70"/>
      <text:p text:style-name="P72"><text:span text:style-name="T165">.nextSibling </text:span><text:s/>- <text:span text:style-name="T196">Retorna o próximo irmão ou null se for o ultimo</text:span></text:p>
      <text:p text:style-name="P51"><text:soft-page-break/></text:p>
      <text:p text:style-name="P72"><text:span text:style-name="T165">.previousSibling </text:span><text:s/>- <text:span text:style-name="T171">Retorna o irmão anterior ou null se for o primeiro</text:span></text:p>
      <text:p text:style-name="P74"><text:span text:style-name="T22">.classList </text:span><text:s/>- <text:span text:style-name="T199">Retorna uma lista contendo </text:span><text:span text:style-name="T200">o valor do atributo class de um elemento</text:span></text:p>
      <text:p text:style-name="P73"/>
      <text:p text:style-name="P73"><text:span text:style-name="T22">.classList.</text:span><text:span text:style-name="T23">add(“ “)</text:span><text:span text:style-name="T22"> </text:span><text:s/>- <text:span text:style-name="T199">Adiciona um novo valor na lista, ou seja, adiciona uma nova classe em um elemento</text:span></text:p>
      <text:p text:style-name="P73"/>
      <text:p text:style-name="P73"><text:span text:style-name="T22">.classList.</text:span><text:span text:style-name="T24">contains</text:span><text:span text:style-name="T23">(“ “)</text:span><text:span text:style-name="T22"> </text:span><text:s/>- <text:span text:style-name="T201">Verifica se a lista tem uma classe especifica e retorna true ou false</text:span></text:p>
      <text:p text:style-name="P73"/>
      <text:p text:style-name="P73"><text:span text:style-name="T22">.classList.</text:span><text:span text:style-name="T26">item( <text:s/>) </text:span><text:s/>- <text:span text:style-name="T201">Retorna a classe que esta em determinada posição na lista</text:span></text:p>
      <text:p text:style-name="P73"/>
      <text:p text:style-name="P73"><text:span text:style-name="T22">.classList.</text:span><text:span text:style-name="T26">length </text:span><text:s/>- <text:span text:style-name="T201">Retorna o tamanho da lista</text:span></text:p>
      <text:p text:style-name="P73"/>
      <text:p text:style-name="P73"><text:span text:style-name="T22">.classList.</text:span><text:span text:style-name="T26">remove(“ “) </text:span><text:s/>- <text:span text:style-name="T201">Remove uma ou mais classes com </text:span><text:span text:style-name="T203">determinado</text:span><text:span text:style-name="T201"> nome</text:span></text:p>
      <text:p text:style-name="P73"/>
      <text:p text:style-name="P90"><text:span text:style-name="T22">.classList.</text:span><text:span text:style-name="T27">toggle(“ “) </text:span><text:span text:style-name="T144"><text:s/>- Vai adicionar uma classe caso não exista ou </text:span><text:span text:style-name="T145">remover</text:span><text:span text:style-name="T144"> caso exista</text:span></text:p>
      <text:p text:style-name="P73"/>
      <text:p text:style-name="P75"><text:span text:style-name="T22">.classList.</text:span><text:span text:style-name="T27">value </text:span><text:s/>- <text:span text:style-name="T202">Retorna os valores d</text:span><text:span text:style-name="T201">e</text:span><text:span text:style-name="T202"> class de um elemento como uma única string</text:span></text:p>
      <text:p text:style-name="P73"/>
      <text:p text:style-name="P75"><text:span text:style-name="T28">.className </text:span><text:s/>- <text:span text:style-name="T198">Retorna o valor do atributo class de um </text:span><text:span text:style-name="T203">determinado </text:span><text:span text:style-name="T198">elemento</text:span></text:p>
      <text:p text:style-name="P73"/>
      <text:p text:style-name="P76"><text:span text:style-name="T28">.className = “ “ </text:span><text:span text:style-name="T198"><text:s/>- </text:span><text:span text:style-name="T201">D</text:span><text:span text:style-name="T198">efine o valor do atributo class de um </text:span><text:span text:style-name="T203">determinado </text:span><text:span text:style-name="T198">elemento</text:span></text:p>
      <text:p text:style-name="P73"/>
      <text:p text:style-name="P73"><text:span text:style-name="T1">.</text:span><text:span text:style-name="T25">forEach(( <text:s/>) =&gt; { <text:s/>}) </text:span><text:span text:style-name="T197"><text:s/>- Percorre um array enquanto executa uma função que recebe os items do array como parametro</text:span></text:p>
      <text:p text:style-name="P51"/>
      <text:p text:style-name="P77"><text:span text:style-name="T162">.</text:span><text:span text:style-name="T166">find(( <text:s/>) =&gt; { <text:s/>}) </text:span><text:span text:style-name="T204"><text:s/>- </text:span><text:span text:style-name="T197">Percorre um array enquanto executa uma função, </text:span><text:span text:style-name="T205">se essa função retornar true </text:span><text:span text:style-name="T172">ela vai parar e resultar no item atual, <text:s/>se retornar false vai ter como resultado undefined</text:span></text:p>
      <text:p text:style-name="P51"/>
      <text:p text:style-name="P77"><text:span text:style-name="T1">.</text:span><text:span text:style-name="T29">every(( <text:s/>) =&gt; { <text:s/>}) </text:span><text:span text:style-name="T205"><text:s/>- </text:span><text:span text:style-name="T206">Verifica se todos os itens do array passam pelo teste implementado pela função, se todos passarem retornará true, se não false</text:span></text:p>
      <text:p text:style-name="P51"/>
      <text:p text:style-name="P77"><text:span text:style-name="T1">.</text:span><text:span text:style-name="T29">some(( <text:s/>) =&gt; { <text:s/>}) </text:span><text:span text:style-name="T205"><text:s/>- </text:span><text:span text:style-name="T207">É uma variação do every, vai testar se ao menos um dos itens do array passa no teste implementado pela função, retornando true ou false</text:span></text:p>
      <text:p text:style-name="P51"/>
      <text:p text:style-name="P78"><text:span text:style-name="T30">navigator.clipboard.read( <text:s/>) </text:span><text:s/>- <text:span text:style-name="T208">Vai </text:span><text:span text:style-name="T209">colar da area de transferencia</text:span></text:p>
      <text:p text:style-name="P78"/>
      <text:p text:style-name="P78"><text:span text:style-name="T30">navigator.clipboard.readText( <text:s/>) </text:span><text:s/>- <text:span text:style-name="T208">Vai </text:span><text:span text:style-name="T209">colar um texto da area de transferencia</text:span></text:p>
      <text:p text:style-name="P78"/>
      <text:p text:style-name="P78"><text:span text:style-name="T30">navigator.clipboard.write( <text:s/>) </text:span><text:s/>- <text:span text:style-name="T208">Vai </text:span><text:span text:style-name="T209">copiar algo e mandar pra area de transferencia</text:span></text:p>
      <text:p text:style-name="P78"/>
      <text:p text:style-name="P78"><text:span text:style-name="T31">navigator.clipboard.writeText( <text:s/>) </text:span><text:s/>- <text:span text:style-name="T208">Vai </text:span><text:span text:style-name="T209">copiar um texto e mandar pra area de transferencia</text:span></text:p>
      <text:p text:style-name="P78"/>
      <text:p text:style-name="P79"><text:soft-page-break/><text:span text:style-name="T32">window.print( <text:s/>)</text:span> - <text:span text:style-name="T210">Imprime a tela da pagina</text:span></text:p>
      <text:p text:style-name="P51"/>
      <text:p text:style-name="P80"><text:span text:style-name="T33">Symbol( <text:s/>) </text:span><text:s/>- <text:span text:style-name="T211">Retorna um objeto do tipo symbol que possui um identificador unico</text:span></text:p>
      <text:p text:style-name="P51"/>
      <text:p text:style-name="P80"><text:span text:style-name="T34">Symbol(“ “) </text:span><text:s/>- <text:span text:style-name="T211">Define uma descrição para o symbol</text:span></text:p>
      <text:p text:style-name="P95"/>
      <text:p text:style-name="P81"><text:span text:style-name="T35">Symbol.for(“ “) </text:span><text:s/>- <text:span text:style-name="T211">C</text:span><text:span text:style-name="T212">ria um identificador no registro global para o Symbol </text:span><text:span text:style-name="T211">ou retorna se já existir</text:span></text:p>
      <text:p text:style-name="P51"/>
      <text:p text:style-name="P81"><text:span text:style-name="T35">Symbol.keyFor( <text:s/>) </text:span><text:s/>- <text:span text:style-name="T212">Retorna o identificador do Symbol que executou o for, </text:span><text:span text:style-name="T213">se não executou retorna undefined</text:span></text:p>
      <text:p text:style-name="P51"/>
      <text:p text:style-name="P81"><text:span text:style-name="T37">simbolo</text:span><text:span text:style-name="T34">.description </text:span><text:s/>- <text:span text:style-name="T214">Retorna a descrição do simbolo</text:span></text:p>
      <text:p text:style-name="P51"/>
      <text:p text:style-name="P51"><text:span text:style-name="T1">.</text:span><text:span text:style-name="T36">createCaption( <text:s/>) </text:span><text:span text:style-name="T215"><text:s/>- </text:span><text:span text:style-name="T216">Cria um elemento do tipo caption</text:span></text:p>
      <text:p text:style-name="P51"/>
      <text:p text:style-name="P51"><text:span text:style-name="T1">.</text:span><text:span text:style-name="T36">deleteCaption( <text:s/>) </text:span><text:span text:style-name="T215"><text:s/>- </text:span><text:span text:style-name="T216">Deleta um elemento do tipo caption</text:span></text:p>
      <text:p text:style-name="P51"/>
      <text:p text:style-name="P91"><text:span text:style-name="T1">.createTHead( <text:s/>) </text:span><text:s/>- <text:span text:style-name="T216">Cria um elemento do tipo thead</text:span></text:p>
      <text:p text:style-name="P51"/>
      <text:p text:style-name="P91"><text:span text:style-name="T1">.deleteTHead( <text:s/>) </text:span><text:s/>- <text:span text:style-name="T216">Deleta um elemento do tipo thead</text:span></text:p>
      <text:p text:style-name="P51"/>
      <text:p text:style-name="P51"><text:span text:style-name="T1">.</text:span><text:span text:style-name="T36">createTBody( <text:s/>) </text:span><text:span text:style-name="T215"><text:s/>- </text:span><text:span text:style-name="T216">Cria um elemento do tipo tbody</text:span></text:p>
      <text:p text:style-name="P51"/>
      <text:p text:style-name="P51"><text:span text:style-name="T1">.</text:span><text:span text:style-name="T36">tBodies </text:span><text:span text:style-name="T215"><text:s/>- </text:span><text:span text:style-name="T216">Retorna uma coleção com todos os elementos do tipo tbody</text:span></text:p>
      <text:p text:style-name="P51"/>
      <text:p text:style-name="P51"><text:span text:style-name="T1">.</text:span><text:span text:style-name="T36">createTFoot( <text:s/>) </text:span><text:span text:style-name="T215"><text:s/>- </text:span><text:span text:style-name="T216">Cria um elemento do tipo tfoot</text:span></text:p>
      <text:p text:style-name="P51"/>
      <text:p text:style-name="P51"><text:span text:style-name="T1">.</text:span><text:span text:style-name="T36">deleteTFoot( <text:s/>) </text:span><text:span text:style-name="T215"><text:s/>- </text:span><text:span text:style-name="T216">Deleta um elemento do tipo tfoot</text:span></text:p>
      <text:p text:style-name="P51"/>
      <text:p text:style-name="P51"><text:span text:style-name="T1">.</text:span><text:span text:style-name="T36">rows </text:span><text:span text:style-name="T215"><text:s/>- </text:span><text:span text:style-name="T216">Retorna uma coleção com todos os elementos tr</text:span></text:p>
      <text:p text:style-name="P51"/>
      <text:p text:style-name="P51"><text:span text:style-name="T1">.</text:span><text:span text:style-name="T36">insertRow( <text:s/>) </text:span><text:span text:style-name="T215"><text:s/>- </text:span><text:span text:style-name="T216">Adiciona um novo elemento tr em uma posição especifica</text:span></text:p>
      <text:p text:style-name="P51"/>
      <text:p text:style-name="P51"><text:span text:style-name="T1">.</text:span><text:span text:style-name="T36">deleteRow( <text:s/>) </text:span><text:span text:style-name="T215"><text:s/>- </text:span><text:span text:style-name="T216">Deleta um elemento tr em uma posição especifica</text:span></text:p>
      <text:p text:style-name="P51"/>
      <text:p text:style-name="P51"><text:span text:style-name="T1">.</text:span><text:span text:style-name="T36">cells </text:span><text:span text:style-name="T215"><text:s/>- </text:span><text:span text:style-name="T217">Retorna uma coleção com todos os elementos td e th</text:span></text:p>
      <text:p text:style-name="P51"/>
      <text:p text:style-name="P51"><text:span text:style-name="T1">.</text:span><text:span text:style-name="T36">insertCell( <text:s/>) </text:span><text:span text:style-name="T215"><text:s/>- </text:span><text:span text:style-name="T217">Adiciona um novo elemento td em uma posição especifica</text:span></text:p>
      <text:p text:style-name="P51"/>
      <text:p text:style-name="P91"><text:span text:style-name="T1">.deleteCell( <text:s/>) </text:span><text:s/>- <text:span text:style-name="T217">Deleta um elemento td em uma posição especifica</text:span></text:p>
      <text:p text:style-name="P51"/>
      <text:p text:style-name="P92"><text:span text:style-name="T1">fetch( <text:s/>) </text:span><text:s/>- <text:span text:style-name="T219">Busca recursos da rede (dados de sites ou APIs) e retorna uma promessa que é cumprida assim que a resposta estiver disponivel, ou seja, busca dados json e retorna uma promessa desses dados</text:span></text:p>
      <text:p text:style-name="P51"/>
      <text:p text:style-name="P89"><text:soft-page-break/><text:span text:style-name="T1">.</text:span><text:span text:style-name="T38">json( <text:s/>) </text:span><text:span text:style-name="T218"><text:s/>- </text:span><text:span text:style-name="T220">Pega uma promessa json (fluxo response) e lê até a conclusão, </text:span><text:span text:style-name="T221">ou seja, recebe uma promessa com dados json e retorna esses dados como um array de objetos</text:span></text:p>
      <text:p text:style-name="P93"><text:span text:style-name="T1"/></text:p>
      <text:p text:style-name="P93"><text:span text:style-name="T1">Array.from( <text:s/>) </text:span><text:s/>- Converte, cria ou transforma qualquer objeto iteravel em um array</text:p>
      <text:p text:style-name="P88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3-03-03T09:30:07.186738016</dc:date>
    <meta:editing-duration>PT8H30M56S</meta:editing-duration>
    <meta:editing-cycles>59</meta:editing-cycles>
    <meta:generator>LibreOffice/7.0.4.2$Linux_X86_64 LibreOffice_project/00$Build-2</meta:generator>
    <meta:document-statistic meta:table-count="0" meta:image-count="0" meta:object-count="0" meta:page-count="17" meta:paragraph-count="364" meta:word-count="3604" meta:character-count="21129" meta:non-whitespace-character-count="17348"/>
  </office:meta>
</office:document-meta>
</file>